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ce3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31"/>
          <table:table-cell table:number-columns-repeated="9"/>
          <table:table-cell table:style-name="ce31"/>
        </table:table-row>
        <table:table-row table:style-name="ro1">
          <table:table-cell office:value-type="string" calcext:value-type="string">
            <text:p>AM-10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1482689128.4" calcext:value-type="float">
            <text:p>11482689128,4</text:p>
          </table:table-cell>
          <table:table-cell office:value-type="float" office:value="3.47785" calcext:value-type="float">
            <text:p>3,47785</text:p>
          </table:table-cell>
          <table:table-cell office:value-type="float" office:value="999" calcext:value-type="float">
            <text:p>999</text:p>
          </table:table-cell>
          <table:table-cell office:value-type="float" office:value="4.37051" calcext:value-type="float">
            <text:p>4,37051</text:p>
          </table:table-cell>
          <table:table-cell office:value-type="float" office:value="58484499674.6" calcext:value-type="float">
            <text:p>58484499674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1574769401.2" calcext:value-type="float">
            <text:p>11574769401,2</text:p>
          </table:table-cell>
          <table:table-cell office:value-type="float" office:value="0.881084" calcext:value-type="float">
            <text:p>0,881084</text:p>
          </table:table-cell>
          <table:table-cell office:value-type="float" office:value="937" calcext:value-type="float">
            <text:p>937</text:p>
          </table:table-cell>
          <table:table-cell office:value-type="float" office:value="1.37417" calcext:value-type="float">
            <text:p>1,37417</text:p>
          </table:table-cell>
          <table:table-cell office:value-type="float" office:value="19678437255.4" calcext:value-type="float">
            <text:p>19678437255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1760690374.4" calcext:value-type="float">
            <text:p>11760690374,4</text:p>
          </table:table-cell>
          <table:table-cell office:value-type="float" office:value="3.93079" calcext:value-type="float">
            <text:p>3,93079</text:p>
          </table:table-cell>
          <table:table-cell office:value-type="float" office:value="1235" calcext:value-type="float">
            <text:p>1235</text:p>
          </table:table-cell>
          <table:table-cell office:value-type="float" office:value="5.06933" calcext:value-type="float">
            <text:p>5,06933</text:p>
          </table:table-cell>
          <table:table-cell office:value-type="float" office:value="58426293853.2" calcext:value-type="float">
            <text:p>58426293853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1037456087.8" calcext:value-type="float">
            <text:p>11037456087,8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906" calcext:value-type="float">
            <text:p>906</text:p>
          </table:table-cell>
          <table:table-cell office:value-type="float" office:value="1.39915" calcext:value-type="float">
            <text:p>1,39915</text:p>
          </table:table-cell>
          <table:table-cell office:value-type="float" office:value="20070684538" calcext:value-type="float">
            <text:p>200706845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1911381671" calcext:value-type="float">
            <text:p>11911381671</text:p>
          </table:table-cell>
          <table:table-cell office:value-type="float" office:value="3.65623" calcext:value-type="float">
            <text:p>3,65623</text:p>
          </table:table-cell>
          <table:table-cell office:value-type="float" office:value="1569" calcext:value-type="float">
            <text:p>1569</text:p>
          </table:table-cell>
          <table:table-cell office:value-type="float" office:value="4.9809" calcext:value-type="float">
            <text:p>4,9809</text:p>
          </table:table-cell>
          <table:table-cell office:value-type="float" office:value="62270647751.8" calcext:value-type="float">
            <text:p>62270647751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0800402451.8" calcext:value-type="float">
            <text:p>10800402451,8</text:p>
          </table:table-cell>
          <table:table-cell office:value-type="float" office:value="0.902451" calcext:value-type="float">
            <text:p>0,902451</text:p>
          </table:table-cell>
          <table:table-cell office:value-type="float" office:value="911" calcext:value-type="float">
            <text:p>911</text:p>
          </table:table-cell>
          <table:table-cell office:value-type="float" office:value="1.39279" calcext:value-type="float">
            <text:p>1,39279</text:p>
          </table:table-cell>
          <table:table-cell office:value-type="float" office:value="20217907474.6" calcext:value-type="float">
            <text:p>20217907474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1940486021.2" calcext:value-type="float">
            <text:p>11940486021,2</text:p>
          </table:table-cell>
          <table:table-cell office:value-type="float" office:value="3.63771" calcext:value-type="float">
            <text:p>3,63771</text:p>
          </table:table-cell>
          <table:table-cell office:value-type="float" office:value="975" calcext:value-type="float">
            <text:p>975</text:p>
          </table:table-cell>
          <table:table-cell office:value-type="float" office:value="4.51051" calcext:value-type="float">
            <text:p>4,51051</text:p>
          </table:table-cell>
          <table:table-cell office:value-type="float" office:value="62171169743.8" calcext:value-type="float">
            <text:p>62171169743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0768226888.6" calcext:value-type="float">
            <text:p>10768226888,6</text:p>
          </table:table-cell>
          <table:table-cell office:value-type="float" office:value="0.893106" calcext:value-type="float">
            <text:p>0,893106</text:p>
          </table:table-cell>
          <table:table-cell office:value-type="float" office:value="924" calcext:value-type="float">
            <text:p>924</text:p>
          </table:table-cell>
          <table:table-cell office:value-type="float" office:value="1.38556" calcext:value-type="float">
            <text:p>1,38556</text:p>
          </table:table-cell>
          <table:table-cell office:value-type="float" office:value="19968796983.4" calcext:value-type="float">
            <text:p>1996879698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1914942144.4" calcext:value-type="float">
            <text:p>11914942144,4</text:p>
          </table:table-cell>
          <table:table-cell office:value-type="float" office:value="3.55932" calcext:value-type="float">
            <text:p>3,55932</text:p>
          </table:table-cell>
          <table:table-cell office:value-type="float" office:value="1269" calcext:value-type="float">
            <text:p>1269</text:p>
          </table:table-cell>
          <table:table-cell office:value-type="float" office:value="4.64068" calcext:value-type="float">
            <text:p>4,64068</text:p>
          </table:table-cell>
          <table:table-cell office:value-type="float" office:value="60200024501" calcext:value-type="float">
            <text:p>6020002450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1066242603.4" calcext:value-type="float">
            <text:p>11066242603,4</text:p>
          </table:table-cell>
          <table:table-cell office:value-type="float" office:value="0.983326" calcext:value-type="float">
            <text:p>0,983326</text:p>
          </table:table-cell>
          <table:table-cell office:value-type="float" office:value="971" calcext:value-type="float">
            <text:p>971</text:p>
          </table:table-cell>
          <table:table-cell office:value-type="float" office:value="1.55373" calcext:value-type="float">
            <text:p>1,55373</text:p>
          </table:table-cell>
          <table:table-cell office:value-type="float" office:value="19971688118.2" calcext:value-type="float">
            <text:p>19971688118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3]+[.B4]+[.B5]+[.B6]+[.B7])/5" office:value-type="float" office:value="0.104848" calcext:value-type="float">
            <text:p>0,104848</text:p>
          </table:table-cell>
          <table:table-cell table:formula="of:=([.C3]+[.C4]+[.C5]+[.C6]+[.C7])/5" office:value-type="float" office:value="13" calcext:value-type="float">
            <text:p>13</text:p>
          </table:table-cell>
          <table:table-cell table:formula="of:=([.D3]+[.D4]+[.D5]+[.D6]+[.D7])/5" office:value-type="float" office:value="0.106145" calcext:value-type="float">
            <text:p>0,106145</text:p>
          </table:table-cell>
          <table:table-cell table:formula="of:=([.E3]+[.E4]+[.E5]+[.E6]+[.E7])/5000000000" office:value-type="float" office:value="11.80203786788" calcext:value-type="float">
            <text:p>11,80203786788</text:p>
          </table:table-cell>
          <table:table-cell table:formula="of:=([.F3]+[.F4]+[.F5]+[.F6]+[.F7])/5" office:value-type="float" office:value="3.65238" calcext:value-type="float">
            <text:p>3,65238</text:p>
          </table:table-cell>
          <table:table-cell table:formula="of:=([.G3]+[.G4]+[.G5]+[.G6]+[.G7])/5" office:value-type="float" office:value="1209.4" calcext:value-type="float">
            <text:p>1209,4</text:p>
          </table:table-cell>
          <table:table-cell table:formula="of:=([.H3]+[.H4]+[.H5]+[.H6]+[.H7])/5" office:value-type="float" office:value="4.714386" calcext:value-type="float">
            <text:p>4,714386</text:p>
          </table:table-cell>
          <table:table-cell table:formula="of:=([.I3]+[.I4]+[.I5]+[.I6]+[.I7])/5000000000" office:value-type="float" office:value="60.31052710488" calcext:value-type="float">
            <text:p>60,31052710488</text:p>
          </table:table-cell>
          <table:table-cell table:formula="of:=([.J3]+[.J4]+[.J5]+[.J6]+[.J7])/5" office:value-type="float" office:value="0.117006" calcext:value-type="float">
            <text:p>0,117006</text:p>
          </table:table-cell>
          <table:table-cell table:formula="of:=([.K3]+[.K4]+[.K5]+[.K6]+[.K7])/5" office:value-type="float" office:value="0" calcext:value-type="float">
            <text:p>0</text:p>
          </table:table-cell>
          <table:table-cell table:formula="of:=([.L3]+[.L4]+[.L5]+[.L6]+[.L7])/5" office:value-type="float" office:value="0.117006" calcext:value-type="float">
            <text:p>0,117006</text:p>
          </table:table-cell>
          <table:table-cell table:formula="of:=([.M3]+[.M4]+[.M5]+[.M6]+[.M7])/5000000000" office:value-type="float" office:value="11.04941948656" calcext:value-type="float">
            <text:p>11,04941948656</text:p>
          </table:table-cell>
          <table:table-cell table:formula="of:=([.N3]+[.N4]+[.N5]+[.N6]+[.N7])/5" office:value-type="float" office:value="0.913521" calcext:value-type="float">
            <text:p>0,913521</text:p>
          </table:table-cell>
          <table:table-cell table:formula="of:=([.O3]+[.O4]+[.O5]+[.O6]+[.O7])/5" office:value-type="float" office:value="929.8" calcext:value-type="float">
            <text:p>929,8</text:p>
          </table:table-cell>
          <table:table-cell table:formula="of:=([.P3]+[.P4]+[.P5]+[.P6]+[.P7])/5" office:value-type="float" office:value="1.42108" calcext:value-type="float">
            <text:p>1,42108</text:p>
          </table:table-cell>
          <table:table-cell table:formula="of:=([.Q3]+[.Q4]+[.Q5]+[.Q6]+[.Q7])/5000000000" office:value-type="float" office:value="19.98150287392" calcext:value-type="float">
            <text:p>19,981502873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0320711943" calcext:value-type="float">
            <text:p>10320711943</text:p>
          </table:table-cell>
          <table:table-cell office:value-type="float" office:value="4.41167" calcext:value-type="float">
            <text:p>4,41167</text:p>
          </table:table-cell>
          <table:table-cell office:value-type="float" office:value="1437" calcext:value-type="float">
            <text:p>1437</text:p>
          </table:table-cell>
          <table:table-cell office:value-type="float" office:value="5.66378" calcext:value-type="float">
            <text:p>5,66378</text:p>
          </table:table-cell>
          <table:table-cell office:value-type="float" office:value="38051172104.8" calcext:value-type="float">
            <text:p>38051172104,8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office:value-type="float" office:value="2384561918.8" calcext:value-type="float">
            <text:p>2384561918,8</text:p>
          </table:table-cell>
          <table:table-cell office:value-type="float" office:value="0.908672" calcext:value-type="float">
            <text:p>0,908672</text:p>
          </table:table-cell>
          <table:table-cell office:value-type="float" office:value="968" calcext:value-type="float">
            <text:p>968</text:p>
          </table:table-cell>
          <table:table-cell office:value-type="float" office:value="1.43341" calcext:value-type="float">
            <text:p>1,43341</text:p>
          </table:table-cell>
          <table:table-cell office:value-type="float" office:value="18861700476.4" calcext:value-type="float">
            <text:p>18861700476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4146072554.4" calcext:value-type="float">
            <text:p>4146072554,4</text:p>
          </table:table-cell>
          <table:table-cell office:value-type="float" office:value="7.49983" calcext:value-type="float">
            <text:p>7,49983</text:p>
          </table:table-cell>
          <table:table-cell office:value-type="float" office:value="1778" calcext:value-type="float">
            <text:p>1778</text:p>
          </table:table-cell>
          <table:table-cell office:value-type="float" office:value="9.9391" calcext:value-type="float">
            <text:p>9,9391</text:p>
          </table:table-cell>
          <table:table-cell office:value-type="float" office:value="24203028335.8" calcext:value-type="float">
            <text:p>24203028335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7151706039.8" calcext:value-type="float">
            <text:p>7151706039,8</text:p>
          </table:table-cell>
          <table:table-cell office:value-type="float" office:value="0.9918" calcext:value-type="float">
            <text:p>0,9918</text:p>
          </table:table-cell>
          <table:table-cell office:value-type="float" office:value="1016" calcext:value-type="float">
            <text:p>1016</text:p>
          </table:table-cell>
          <table:table-cell office:value-type="float" office:value="1.59291" calcext:value-type="float">
            <text:p>1,59291</text:p>
          </table:table-cell>
          <table:table-cell office:value-type="float" office:value="11442571453.4" calcext:value-type="float">
            <text:p>1144257145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9152513537.2" calcext:value-type="float">
            <text:p>9152513537,2</text:p>
          </table:table-cell>
          <table:table-cell office:value-type="float" office:value="4.42199" calcext:value-type="float">
            <text:p>4,42199</text:p>
          </table:table-cell>
          <table:table-cell office:value-type="float" office:value="1373" calcext:value-type="float">
            <text:p>1373</text:p>
          </table:table-cell>
          <table:table-cell office:value-type="float" office:value="5.66751" calcext:value-type="float">
            <text:p>5,66751</text:p>
          </table:table-cell>
          <table:table-cell office:value-type="float" office:value="45117481967" calcext:value-type="float">
            <text:p>4511748196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9549997556" calcext:value-type="float">
            <text:p>9549997556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office:value-type="float" office:value="3852272371.8" calcext:value-type="float">
            <text:p>3852272371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29758" calcext:value-type="float">
            <text:p>0,29758</text:p>
          </table:table-cell>
          <table:table-cell office:value-type="float" office:value="501" calcext:value-type="float">
            <text:p>501</text:p>
          </table:table-cell>
          <table:table-cell office:value-type="float" office:value="0.417523" calcext:value-type="float">
            <text:p>0,417523</text:p>
          </table:table-cell>
          <table:table-cell office:value-type="float" office:value="7047508640.6" calcext:value-type="float">
            <text:p>7047508640,6</text:p>
          </table:table-cell>
          <table:table-cell office:value-type="float" office:value="3.85379" calcext:value-type="float">
            <text:p>3,85379</text:p>
          </table:table-cell>
          <table:table-cell office:value-type="float" office:value="1387" calcext:value-type="float">
            <text:p>1387</text:p>
          </table:table-cell>
          <table:table-cell office:value-type="float" office:value="5.11772" calcext:value-type="float">
            <text:p>5,11772</text:p>
          </table:table-cell>
          <table:table-cell office:value-type="float" office:value="35582573313.8" calcext:value-type="float">
            <text:p>35582573313,8</text:p>
          </table:table-cell>
          <table:table-cell office:value-type="float" office:value="0.41226" calcext:value-type="float">
            <text:p>0,41226</text:p>
          </table:table-cell>
          <table:table-cell office:value-type="float" office:value="502" calcext:value-type="float">
            <text:p>502</text:p>
          </table:table-cell>
          <table:table-cell office:value-type="float" office:value="0.600399" calcext:value-type="float">
            <text:p>0,600399</text:p>
          </table:table-cell>
          <table:table-cell office:value-type="float" office:value="4834353747.2" calcext:value-type="float">
            <text:p>4834353747,2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office:value-type="float" office:value="11656803463" calcext:value-type="float">
            <text:p>11656803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7067366716.6" calcext:value-type="float">
            <text:p>7067366716,6</text:p>
          </table:table-cell>
          <table:table-cell office:value-type="float" office:value="4.55757" calcext:value-type="float">
            <text:p>4,55757</text:p>
          </table:table-cell>
          <table:table-cell office:value-type="float" office:value="1222" calcext:value-type="float">
            <text:p>1222</text:p>
          </table:table-cell>
          <table:table-cell office:value-type="float" office:value="5.73789" calcext:value-type="float">
            <text:p>5,73789</text:p>
          </table:table-cell>
          <table:table-cell office:value-type="float" office:value="34958016422.8" calcext:value-type="float">
            <text:p>34958016422,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office:value-type="float" office:value="2435127631.6" calcext:value-type="float">
            <text:p>2435127631,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office:value-type="float" office:value="38426199" calcext:value-type="float">
            <text:p>384261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10]+[.B11]+[.B12]+[.B13]+[.B14])/5" office:value-type="float" office:value="0.1433944" calcext:value-type="float">
            <text:p>0,1433944</text:p>
          </table:table-cell>
          <table:table-cell table:formula="of:=([.C10]+[.C11]+[.C12]+[.C13]+[.C14])/5" office:value-type="float" office:value="110.6" calcext:value-type="float">
            <text:p>110,6</text:p>
          </table:table-cell>
          <table:table-cell table:formula="of:=([.D10]+[.D11]+[.D12]+[.D13]+[.D14])/5" office:value-type="float" office:value="0.1684206" calcext:value-type="float">
            <text:p>0,1684206</text:p>
          </table:table-cell>
          <table:table-cell table:formula="of:=([.E10]+[.E11]+[.E12]+[.E13]+[.E14])/5000000000" office:value-type="float" office:value="7.54683467836" calcext:value-type="float">
            <text:p>7,54683467836</text:p>
          </table:table-cell>
          <table:table-cell table:formula="of:=([.F10]+[.F11]+[.F12]+[.F13]+[.F14])/5" office:value-type="float" office:value="4.94897" calcext:value-type="float">
            <text:p>4,94897</text:p>
          </table:table-cell>
          <table:table-cell table:formula="of:=([.G10]+[.G11]+[.G12]+[.G13]+[.G14])/5" office:value-type="float" office:value="1439.4" calcext:value-type="float">
            <text:p>1439,4</text:p>
          </table:table-cell>
          <table:table-cell table:formula="of:=([.H10]+[.H11]+[.H12]+[.H13]+[.H14])/5" office:value-type="float" office:value="6.4252" calcext:value-type="float">
            <text:p>6,4252</text:p>
          </table:table-cell>
          <table:table-cell table:formula="of:=([.I10]+[.I11]+[.I12]+[.I13]+[.I14])/5000000000" office:value-type="float" office:value="35.58245442884" calcext:value-type="float">
            <text:p>35,58245442884</text:p>
          </table:table-cell>
          <table:table-cell table:formula="of:=([.J10]+[.J11]+[.J12]+[.J13]+[.J14])/5" office:value-type="float" office:value="0.293106" calcext:value-type="float">
            <text:p>0,293106</text:p>
          </table:table-cell>
          <table:table-cell table:formula="of:=([.K10]+[.K11]+[.K12]+[.K13]+[.K14])/5" office:value-type="float" office:value="296.4" calcext:value-type="float">
            <text:p>296,4</text:p>
          </table:table-cell>
          <table:table-cell table:formula="of:=([.L10]+[.L11]+[.L12]+[.L13]+[.L14])/5" office:value-type="float" office:value="0.3980878" calcext:value-type="float">
            <text:p>0,3980878</text:p>
          </table:table-cell>
          <table:table-cell table:formula="of:=([.M10]+[.M11]+[.M12]+[.M13]+[.M14])/5000000000" office:value-type="float" office:value="5.27114937868" calcext:value-type="float">
            <text:p>5,27114937868</text:p>
          </table:table-cell>
          <table:table-cell table:formula="of:=([.N10]+[.N11]+[.N12]+[.N13]+[.N14])/5" office:value-type="float" office:value="1.5776664" calcext:value-type="float">
            <text:p>1,5776664</text:p>
          </table:table-cell>
          <table:table-cell table:formula="of:=([.O10]+[.O11]+[.O12]+[.O13]+[.O14])/5" office:value-type="float" office:value="1105.2" calcext:value-type="float">
            <text:p>1105,2</text:p>
          </table:table-cell>
          <table:table-cell table:formula="of:=([.P10]+[.P11]+[.P12]+[.P13]+[.P14])/5" office:value-type="float" office:value="2.420698" calcext:value-type="float">
            <text:p>2,420698</text:p>
          </table:table-cell>
          <table:table-cell table:formula="of:=([.Q10]+[.Q11]+[.Q12]+[.Q13]+[.Q14])/5000000000" office:value-type="float" office:value="9.17035479272" calcext:value-type="float">
            <text:p>9,170354792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office:value-type="float" office:value="8319900983" calcext:value-type="float">
            <text:p>8319900983</text:p>
          </table:table-cell>
          <table:table-cell office:value-type="float" office:value="7.45913" calcext:value-type="float">
            <text:p>7,45913</text:p>
          </table:table-cell>
          <table:table-cell office:value-type="float" office:value="1765" calcext:value-type="float">
            <text:p>1765</text:p>
          </table:table-cell>
          <table:table-cell office:value-type="float" office:value="9.8086" calcext:value-type="float">
            <text:p>9,8086</text:p>
          </table:table-cell>
          <table:table-cell office:value-type="float" office:value="11595771053.4" calcext:value-type="float">
            <text:p>11595771053,4</text:p>
          </table:table-cell>
          <table:table-cell office:value-type="float" office:value="0.405247" calcext:value-type="float">
            <text:p>0,405247</text:p>
          </table:table-cell>
          <table:table-cell office:value-type="float" office:value="452" calcext:value-type="float">
            <text:p>452</text:p>
          </table:table-cell>
          <table:table-cell office:value-type="float" office:value="0.551957" calcext:value-type="float">
            <text:p>0,551957</text:p>
          </table:table-cell>
          <table:table-cell office:value-type="float" office:value="6251462879.2" calcext:value-type="float">
            <text:p>6251462879,2</text:p>
          </table:table-cell>
          <table:table-cell office:value-type="float" office:value="0.967788" calcext:value-type="float">
            <text:p>0,967788</text:p>
          </table:table-cell>
          <table:table-cell office:value-type="float" office:value="1003" calcext:value-type="float">
            <text:p>1003</text:p>
          </table:table-cell>
          <table:table-cell office:value-type="float" office:value="1.54696" calcext:value-type="float">
            <text:p>1,54696</text:p>
          </table:table-cell>
          <table:table-cell office:value-type="float" office:value="7767045950.4" calcext:value-type="float">
            <text:p>7767045950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0389216820.8" calcext:value-type="float">
            <text:p>10389216820,8</text:p>
          </table:table-cell>
          <table:table-cell office:value-type="float" office:value="4.46799" calcext:value-type="float">
            <text:p>4,46799</text:p>
          </table:table-cell>
          <table:table-cell office:value-type="float" office:value="1408" calcext:value-type="float">
            <text:p>1408</text:p>
          </table:table-cell>
          <table:table-cell office:value-type="float" office:value="5.74928" calcext:value-type="float">
            <text:p>5,74928</text:p>
          </table:table-cell>
          <table:table-cell office:value-type="float" office:value="11131966832" calcext:value-type="float">
            <text:p>1113196683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4212329979.2" calcext:value-type="float">
            <text:p>4212329979,2</text:p>
          </table:table-cell>
          <table:table-cell office:value-type="float" office:value="1.59757" calcext:value-type="float">
            <text:p>1,59757</text:p>
          </table:table-cell>
          <table:table-cell office:value-type="float" office:value="908" calcext:value-type="float">
            <text:p>908</text:p>
          </table:table-cell>
          <table:table-cell office:value-type="float" office:value="2.18377" calcext:value-type="float">
            <text:p>2,18377</text:p>
          </table:table-cell>
          <table:table-cell office:value-type="float" office:value="11826771910.4" calcext:value-type="float">
            <text:p>11826771910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office:value-type="float" office:value="6242083925.2" calcext:value-type="float">
            <text:p>6242083925,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office:value-type="float" office:value="21990908759.2" calcext:value-type="float">
            <text:p>21990908759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0588062783.2" calcext:value-type="float">
            <text:p>10588062783,2</text:p>
          </table:table-cell>
          <table:table-cell office:value-type="float" office:value="2.01301" calcext:value-type="float">
            <text:p>2,01301</text:p>
          </table:table-cell>
          <table:table-cell office:value-type="float" office:value="1121" calcext:value-type="float">
            <text:p>1121</text:p>
          </table:table-cell>
          <table:table-cell office:value-type="float" office:value="2.91146" calcext:value-type="float">
            <text:p>2,91146</text:p>
          </table:table-cell>
          <table:table-cell office:value-type="float" office:value="3921919810" calcext:value-type="float">
            <text:p>39219198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6264397316" calcext:value-type="float">
            <text:p>6264397316</text:p>
          </table:table-cell>
          <table:table-cell office:value-type="float" office:value="4.70846" calcext:value-type="float">
            <text:p>4,70846</text:p>
          </table:table-cell>
          <table:table-cell office:value-type="float" office:value="1438" calcext:value-type="float">
            <text:p>1438</text:p>
          </table:table-cell>
          <table:table-cell office:value-type="float" office:value="6.11145" calcext:value-type="float">
            <text:p>6,11145</text:p>
          </table:table-cell>
          <table:table-cell office:value-type="float" office:value="32890853029.8" calcext:value-type="float">
            <text:p>32890853029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8500305787.4" calcext:value-type="float">
            <text:p>8500305787,4</text:p>
          </table:table-cell>
          <table:table-cell office:value-type="float" office:value="0.901605" calcext:value-type="float">
            <text:p>0,901605</text:p>
          </table:table-cell>
          <table:table-cell office:value-type="float" office:value="967" calcext:value-type="float">
            <text:p>967</text:p>
          </table:table-cell>
          <table:table-cell office:value-type="float" office:value="1.42161" calcext:value-type="float">
            <text:p>1,42161</text:p>
          </table:table-cell>
          <table:table-cell office:value-type="float" office:value="3959213361.4" calcext:value-type="float">
            <text:p>3959213361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6261342119.4" calcext:value-type="float">
            <text:p>6261342119,4</text:p>
          </table:table-cell>
          <table:table-cell office:value-type="float" office:value="7.17796" calcext:value-type="float">
            <text:p>7,17796</text:p>
          </table:table-cell>
          <table:table-cell office:value-type="float" office:value="1701" calcext:value-type="float">
            <text:p>1701</text:p>
          </table:table-cell>
          <table:table-cell office:value-type="float" office:value="9.27673" calcext:value-type="float">
            <text:p>9,27673</text:p>
          </table:table-cell>
          <table:table-cell office:value-type="float" office:value="34972746981.2" calcext:value-type="float">
            <text:p>34972746981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4254245980.8" calcext:value-type="float">
            <text:p>4254245980,8</text:p>
          </table:table-cell>
          <table:table-cell office:value-type="float" office:value="0.906817" calcext:value-type="float">
            <text:p>0,906817</text:p>
          </table:table-cell>
          <table:table-cell office:value-type="float" office:value="916" calcext:value-type="float">
            <text:p>916</text:p>
          </table:table-cell>
          <table:table-cell office:value-type="float" office:value="1.40338" calcext:value-type="float">
            <text:p>1,40338</text:p>
          </table:table-cell>
          <table:table-cell office:value-type="float" office:value="7866247572.4" calcext:value-type="float">
            <text:p>7866247572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17]+[.B18]+[.B19]+[.B20]+[.B21])/5" office:value-type="float" office:value="0.1045456" calcext:value-type="float">
            <text:p>0,1045456</text:p>
          </table:table-cell>
          <table:table-cell table:formula="of:=([.C17]+[.C18]+[.C19]+[.C20]+[.C21])/5" office:value-type="float" office:value="16.2" calcext:value-type="float">
            <text:p>16,2</text:p>
          </table:table-cell>
          <table:table-cell table:formula="of:=([.D17]+[.D18]+[.D19]+[.D20]+[.D21])/5" office:value-type="float" office:value="0.1061498" calcext:value-type="float">
            <text:p>0,1061498</text:p>
          </table:table-cell>
          <table:table-cell table:formula="of:=([.E17]+[.E18]+[.E19]+[.E20]+[.E21])/5000000000" office:value-type="float" office:value="7.49538823288" calcext:value-type="float">
            <text:p>7,49538823288</text:p>
          </table:table-cell>
          <table:table-cell table:formula="of:=([.F17]+[.F18]+[.F19]+[.F20]+[.F21])/5" office:value-type="float" office:value="6.244824" calcext:value-type="float">
            <text:p>6,244824</text:p>
          </table:table-cell>
          <table:table-cell table:formula="of:=([.G17]+[.G18]+[.G19]+[.G20]+[.G21])/5" office:value-type="float" office:value="1630.6" calcext:value-type="float">
            <text:p>1630,6</text:p>
          </table:table-cell>
          <table:table-cell table:formula="of:=([.H17]+[.H18]+[.H19]+[.H20]+[.H21])/5" office:value-type="float" office:value="8.162648" calcext:value-type="float">
            <text:p>8,162648</text:p>
          </table:table-cell>
          <table:table-cell table:formula="of:=([.I17]+[.I18]+[.I19]+[.I20]+[.I21])/5000000000" office:value-type="float" office:value="22.51644933112" calcext:value-type="float">
            <text:p>22,51644933112</text:p>
          </table:table-cell>
          <table:table-cell table:formula="of:=([.J17]+[.J18]+[.J19]+[.J20]+[.J21])/5" office:value-type="float" office:value="0.1746542" calcext:value-type="float">
            <text:p>0,1746542</text:p>
          </table:table-cell>
          <table:table-cell table:formula="of:=([.K17]+[.K18]+[.K19]+[.K20]+[.K21])/5" office:value-type="float" office:value="90.4" calcext:value-type="float">
            <text:p>90,4</text:p>
          </table:table-cell>
          <table:table-cell table:formula="of:=([.L17]+[.L18]+[.L19]+[.L20]+[.L21])/5" office:value-type="float" office:value="0.2039962" calcext:value-type="float">
            <text:p>0,2039962</text:p>
          </table:table-cell>
          <table:table-cell table:formula="of:=([.M17]+[.M18]+[.M19]+[.M20]+[.M21])/5000000000" office:value-type="float" office:value="6.76128148196" calcext:value-type="float">
            <text:p>6,76128148196</text:p>
          </table:table-cell>
          <table:table-cell table:formula="of:=([.N17]+[.N18]+[.N19]+[.N20]+[.N21])/5" office:value-type="float" office:value="1.277358" calcext:value-type="float">
            <text:p>1,277358</text:p>
          </table:table-cell>
          <table:table-cell table:formula="of:=([.O17]+[.O18]+[.O19]+[.O20]+[.O21])/5" office:value-type="float" office:value="983" calcext:value-type="float">
            <text:p>983</text:p>
          </table:table-cell>
          <table:table-cell table:formula="of:=([.P17]+[.P18]+[.P19]+[.P20]+[.P21])/5" office:value-type="float" office:value="1.893436" calcext:value-type="float">
            <text:p>1,893436</text:p>
          </table:table-cell>
          <table:table-cell table:formula="of:=([.Q17]+[.Q18]+[.Q19]+[.Q20]+[.Q21])/5000000000" office:value-type="float" office:value="7.06823972092" calcext:value-type="float">
            <text:p>7,06823972092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AM-10-1</text:p>
          </table:table-cell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number-columns-repeated="13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1168817018.6" calcext:value-type="float">
            <text:p>11168817018,6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Default" office:value-type="float" office:value="57775147668.2" calcext:value-type="float">
            <text:p>57775147668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11228713258.6" calcext:value-type="float">
            <text:p>11228713258,6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Default" office:value-type="float" office:value="19666511694.4" calcext:value-type="float">
            <text:p>19666511694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0995231224.2" calcext:value-type="float">
            <text:p>10995231224,2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Default" office:value-type="float" office:value="57247849484" calcext:value-type="float">
            <text:p>5724784948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11256341291.8" calcext:value-type="float">
            <text:p>11256341291,8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Default" office:value-type="float" office:value="19809772777" calcext:value-type="float">
            <text:p>19809772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0849876923.2" calcext:value-type="float">
            <text:p>10849876923,2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Default" office:value-type="float" office:value="57060435743" calcext:value-type="float">
            <text:p>5706043574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11273894304.2" calcext:value-type="float">
            <text:p>11273894304,2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Default" office:value-type="float" office:value="19639411537" calcext:value-type="float">
            <text:p>196394115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1428968261.2" calcext:value-type="float">
            <text:p>11428968261,2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Default" office:value-type="float" office:value="57311044125.4" calcext:value-type="float">
            <text:p>57311044125,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11352208347" calcext:value-type="float">
            <text:p>11352208347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Default" office:value-type="float" office:value="19421376494" calcext:value-type="float">
            <text:p>194213764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Default" office:value-type="float" office:value="11645560351.2" calcext:value-type="float">
            <text:p>11645560351,2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Default" office:value-type="float" office:value="57421577444.6" calcext:value-type="float">
            <text:p>57421577444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Default" office:value-type="float" office:value="11358689749.2" calcext:value-type="float">
            <text:p>11358689749,2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Default" office:value-type="float" office:value="19458647632" calcext:value-type="float">
            <text:p>19458647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24]+[.B25]+[.B26]+[.B27]+[.B28])/5" office:value-type="float" office:value="0.104848" calcext:value-type="float">
            <text:p>0,104848</text:p>
          </table:table-cell>
          <table:table-cell table:formula="of:=([.C24]+[.C25]+[.C26]+[.C27]+[.C28])/5" office:value-type="float" office:value="13" calcext:value-type="float">
            <text:p>13</text:p>
          </table:table-cell>
          <table:table-cell table:formula="of:=([.D24]+[.D25]+[.D26]+[.D27]+[.D28])/5" office:value-type="float" office:value="0.106145" calcext:value-type="float">
            <text:p>0,106145</text:p>
          </table:table-cell>
          <table:table-cell table:formula="of:=([.E24]+[.E25]+[.E26]+[.E27]+[.E28])/5000000000" office:value-type="float" office:value="11.21769075568" calcext:value-type="float">
            <text:p>11,21769075568</text:p>
          </table:table-cell>
          <table:table-cell table:formula="of:=([.F24]+[.F25]+[.F26]+[.F27]+[.F28])/5" office:value-type="float" office:value="3.80306" calcext:value-type="float">
            <text:p>3,80306</text:p>
          </table:table-cell>
          <table:table-cell table:formula="of:=([.G24]+[.G25]+[.G26]+[.G27]+[.G28])/5" office:value-type="float" office:value="1227.4" calcext:value-type="float">
            <text:p>1227,4</text:p>
          </table:table-cell>
          <table:table-cell table:formula="of:=([.H24]+[.H25]+[.H26]+[.H27]+[.H28])/5" office:value-type="float" office:value="4.90333" calcext:value-type="float">
            <text:p>4,90333</text:p>
          </table:table-cell>
          <table:table-cell table:formula="of:=([.I24]+[.I25]+[.I26]+[.I27]+[.I28])/5000000000" office:value-type="float" office:value="57.36321089304" calcext:value-type="float">
            <text:p>57,36321089304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formula="of:=([.M24]+[.M25]+[.M26]+[.M27]+[.M28])/5000000000" office:value-type="float" office:value="11.29396939016" calcext:value-type="float">
            <text:p>11,29396939016</text:p>
          </table:table-cell>
          <table:table-cell table:formula="of:=([.N24]+[.N25]+[.N26]+[.N27]+[.N28])/5" office:value-type="float" office:value="0.877064" calcext:value-type="float">
            <text:p>0,877064</text:p>
          </table:table-cell>
          <table:table-cell table:formula="of:=([.O24]+[.O25]+[.O26]+[.O27]+[.O28])/5" office:value-type="float" office:value="943.4" calcext:value-type="float">
            <text:p>943,4</text:p>
          </table:table-cell>
          <table:table-cell table:formula="of:=([.P24]+[.P25]+[.P26]+[.P27]+[.P28])/5" office:value-type="float" office:value="1.369816" calcext:value-type="float">
            <text:p>1,369816</text:p>
          </table:table-cell>
          <table:table-cell table:formula="of:=([.Q24]+[.Q25]+[.Q26]+[.Q27]+[.Q28])/5000000000" office:value-type="float" office:value="19.59914402688" calcext:value-type="float">
            <text:p>19,599144026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01-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300257" calcext:value-type="float">
            <text:p>0,300257</text:p>
          </table:table-cell>
          <table:table-cell office:value-type="float" office:value="471" calcext:value-type="float">
            <text:p>471</text:p>
          </table:table-cell>
          <table:table-cell office:value-type="float" office:value="0.412502" calcext:value-type="float">
            <text:p>0,412502</text:p>
          </table:table-cell>
          <table:table-cell office:value-type="float" office:value="4276150586.2" calcext:value-type="float">
            <text:p>4276150586,2</text:p>
          </table:table-cell>
          <table:table-cell office:value-type="float" office:value="4.15857" calcext:value-type="float">
            <text:p>4,15857</text:p>
          </table:table-cell>
          <table:table-cell office:value-type="float" office:value="1275" calcext:value-type="float">
            <text:p>1275</text:p>
          </table:table-cell>
          <table:table-cell office:value-type="float" office:value="5.40835" calcext:value-type="float">
            <text:p>5,40835</text:p>
          </table:table-cell>
          <table:table-cell office:value-type="float" office:value="57673832820.8" calcext:value-type="float">
            <text:p>57673832820,8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493" calcext:value-type="float">
            <text:p>493</text:p>
          </table:table-cell>
          <table:table-cell office:value-type="float" office:value="0.585871" calcext:value-type="float">
            <text:p>0,585871</text:p>
          </table:table-cell>
          <table:table-cell office:value-type="float" office:value="4300656283.8" calcext:value-type="float">
            <text:p>4300656283,8</text:p>
          </table:table-cell>
          <table:table-cell office:value-type="float" office:value="0.970936" calcext:value-type="float">
            <text:p>0,970936</text:p>
          </table:table-cell>
          <table:table-cell office:value-type="float" office:value="1027" calcext:value-type="float">
            <text:p>1027</text:p>
          </table:table-cell>
          <table:table-cell office:value-type="float" office:value="1.56706" calcext:value-type="float">
            <text:p>1,56706</text:p>
          </table:table-cell>
          <table:table-cell office:value-type="float" office:value="14798309602.4" calcext:value-type="float">
            <text:p>14798309602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8603001822.2" calcext:value-type="float">
            <text:p>8603001822,2</text:p>
          </table:table-cell>
          <table:table-cell office:value-type="float" office:value="4.63132" calcext:value-type="float">
            <text:p>4,63132</text:p>
          </table:table-cell>
          <table:table-cell office:value-type="float" office:value="1385" calcext:value-type="float">
            <text:p>1385</text:p>
          </table:table-cell>
          <table:table-cell office:value-type="float" office:value="5.86939" calcext:value-type="float">
            <text:p>5,86939</text:p>
          </table:table-cell>
          <table:table-cell office:value-type="float" office:value="46142694157.6" calcext:value-type="float">
            <text:p>46142694157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4380956958.2" calcext:value-type="float">
            <text:p>4380956958,2</text:p>
          </table:table-cell>
          <table:table-cell office:value-type="float" office:value="1.11908" calcext:value-type="float">
            <text:p>1,11908</text:p>
          </table:table-cell>
          <table:table-cell office:value-type="float" office:value="934" calcext:value-type="float">
            <text:p>934</text:p>
          </table:table-cell>
          <table:table-cell office:value-type="float" office:value="1.63843" calcext:value-type="float">
            <text:p>1,63843</text:p>
          </table:table-cell>
          <table:table-cell office:value-type="float" office:value="15626143133.6" calcext:value-type="float">
            <text:p>15626143133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8673154942.4" calcext:value-type="float">
            <text:p>8673154942,4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office:value-type="float" office:value="11600556131.2" calcext:value-type="float">
            <text:p>11600556131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1004932633.2" calcext:value-type="float">
            <text:p>11004932633,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office:value-type="float" office:value="3705240013.6" calcext:value-type="float">
            <text:p>3705240013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office:value-type="float" office:value="4427935717.6" calcext:value-type="float">
            <text:p>4427935717,6</text:p>
          </table:table-cell>
          <table:table-cell office:value-type="float" office:value="4.59987" calcext:value-type="float">
            <text:p>4,59987</text:p>
          </table:table-cell>
          <table:table-cell office:value-type="float" office:value="1400" calcext:value-type="float">
            <text:p>1400</text:p>
          </table:table-cell>
          <table:table-cell office:value-type="float" office:value="5.92725" calcext:value-type="float">
            <text:p>5,92725</text:p>
          </table:table-cell>
          <table:table-cell office:value-type="float" office:value="46156850260.6" calcext:value-type="float">
            <text:p>46156850260,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office:value-type="float" office:value="6641593772.6" calcext:value-type="float">
            <text:p>6641593772,6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office:value-type="float" office:value="14803901721.2" calcext:value-type="float">
            <text:p>14803901721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office:value-type="float" office:value="6570942286.4" calcext:value-type="float">
            <text:p>6570942286,4</text:p>
          </table:table-cell>
          <table:table-cell office:value-type="float" office:value="4.33234" calcext:value-type="float">
            <text:p>4,33234</text:p>
          </table:table-cell>
          <table:table-cell office:value-type="float" office:value="1282" calcext:value-type="float">
            <text:p>1282</text:p>
          </table:table-cell>
          <table:table-cell office:value-type="float" office:value="5.52879" calcext:value-type="float">
            <text:p>5,52879</text:p>
          </table:table-cell>
          <table:table-cell office:value-type="float" office:value="34277360538.4" calcext:value-type="float">
            <text:p>34277360538,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office:value-type="float" office:value="6697789089.8" calcext:value-type="float">
            <text:p>6697789089,8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1202" calcext:value-type="float">
            <text:p>1202</text:p>
          </table:table-cell>
          <table:table-cell office:value-type="float" office:value="3.0911" calcext:value-type="float">
            <text:p>3,0911</text:p>
          </table:table-cell>
          <table:table-cell office:value-type="float" office:value="11065758482.4" calcext:value-type="float">
            <text:p>11065758482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31]+[.B32]+[.B33]+[.B34]+[.B35])/5" office:value-type="float" office:value="0.2221474" calcext:value-type="float">
            <text:p>0,2221474</text:p>
          </table:table-cell>
          <table:table-cell table:formula="of:=([.C31]+[.C32]+[.C33]+[.C34]+[.C35])/5" office:value-type="float" office:value="297.8" calcext:value-type="float">
            <text:p>297,8</text:p>
          </table:table-cell>
          <table:table-cell table:formula="of:=([.D31]+[.D32]+[.D33]+[.D34]+[.D35])/5" office:value-type="float" office:value="0.2933824" calcext:value-type="float">
            <text:p>0,2933824</text:p>
          </table:table-cell>
          <table:table-cell table:formula="of:=([.E31]+[.E32]+[.E33]+[.E34]+[.E35])/5000000000" office:value-type="float" office:value="6.51023707096" calcext:value-type="float">
            <text:p>6,51023707096</text:p>
          </table:table-cell>
          <table:table-cell table:formula="of:=([.F31]+[.F32]+[.F33]+[.F34]+[.F35])/5" office:value-type="float" office:value="4.464394" calcext:value-type="float">
            <text:p>4,464394</text:p>
          </table:table-cell>
          <table:table-cell table:formula="of:=([.G31]+[.G32]+[.G33]+[.G34]+[.G35])/5" office:value-type="float" office:value="1348.4" calcext:value-type="float">
            <text:p>1348,4</text:p>
          </table:table-cell>
          <table:table-cell table:formula="of:=([.H31]+[.H32]+[.H33]+[.H34]+[.H35])/5" office:value-type="float" office:value="5.732206" calcext:value-type="float">
            <text:p>5,732206</text:p>
          </table:table-cell>
          <table:table-cell table:formula="of:=([.I31]+[.I32]+[.I33]+[.I34]+[.I35])/5000000000" office:value-type="float" office:value="39.17025878172" calcext:value-type="float">
            <text:p>39,17025878172</text:p>
          </table:table-cell>
          <table:table-cell table:formula="of:=([.J31]+[.J32]+[.J33]+[.J34]+[.J35])/5" office:value-type="float" office:value="0.2926422" calcext:value-type="float">
            <text:p>0,2926422</text:p>
          </table:table-cell>
          <table:table-cell table:formula="of:=([.K31]+[.K32]+[.K33]+[.K34]+[.K35])/5" office:value-type="float" office:value="291.4" calcext:value-type="float">
            <text:p>291,4</text:p>
          </table:table-cell>
          <table:table-cell table:formula="of:=([.L31]+[.L32]+[.L33]+[.L34]+[.L35])/5" office:value-type="float" office:value="0.3916934" calcext:value-type="float">
            <text:p>0,3916934</text:p>
          </table:table-cell>
          <table:table-cell table:formula="of:=([.M31]+[.M32]+[.M33]+[.M34]+[.M35])/5000000000" office:value-type="float" office:value="6.60518574752" calcext:value-type="float">
            <text:p>6,60518574752</text:p>
          </table:table-cell>
          <table:table-cell table:formula="of:=([.N31]+[.N32]+[.N33]+[.N34]+[.N35])/5" office:value-type="float" office:value="1.6155752" calcext:value-type="float">
            <text:p>1,6155752</text:p>
          </table:table-cell>
          <table:table-cell table:formula="of:=([.O31]+[.O32]+[.O33]+[.O34]+[.O35])/5" office:value-type="float" office:value="1100.6" calcext:value-type="float">
            <text:p>1100,6</text:p>
          </table:table-cell>
          <table:table-cell table:formula="of:=([.P31]+[.P32]+[.P33]+[.P34]+[.P35])/5" office:value-type="float" office:value="2.456532" calcext:value-type="float">
            <text:p>2,456532</text:p>
          </table:table-cell>
          <table:table-cell table:formula="of:=([.Q31]+[.Q32]+[.Q33]+[.Q34]+[.Q35])/5000000000" office:value-type="float" office:value="11.99987059064" calcext:value-type="float">
            <text:p>11,99987059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M-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2990092" calcext:value-type="float">
            <text:p>0,2990092</text:p>
          </table:table-cell>
          <table:table-cell office:value-type="float" office:value="500" calcext:value-type="float">
            <text:p>500</text:p>
          </table:table-cell>
          <table:table-cell office:value-type="float" office:value="0.4264426" calcext:value-type="float">
            <text:p>0,4264426</text:p>
          </table:table-cell>
          <table:table-cell office:value-type="float" office:value="4318991016" calcext:value-type="float">
            <text:p>4318991016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office:value-type="float" office:value="35110278696.2" calcext:value-type="float">
            <text:p>35110278696,2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office:value-type="float" office:value="4446029291.6" calcext:value-type="float">
            <text:p>4446029291,6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office:value-type="float" office:value="12507245595.6" calcext:value-type="float">
            <text:p>12507245595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office:value-type="float" office:value="10983080515.8" calcext:value-type="float">
            <text:p>10983080515,8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office:value-type="float" office:value="22947484086.4" calcext:value-type="float">
            <text:p>22947484086,4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office:value-type="float" office:value="4526508381" calcext:value-type="float">
            <text:p>4526508381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office:value-type="float" office:value="121278248.4" calcext:value-type="float">
            <text:p>12127824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4403529559" calcext:value-type="float">
            <text:p>440352955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office:value-type="float" office:value="22529366578" calcext:value-type="float">
            <text:p>2252936657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6716171332.8" calcext:value-type="float">
            <text:p>6716171332,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office:value-type="float" office:value="4181200819.4" calcext:value-type="float">
            <text:p>4181200819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office:value-type="float" office:value="10870731293.8" calcext:value-type="float">
            <text:p>10870731293,8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office:value-type="float" office:value="22236029550.6" calcext:value-type="float">
            <text:p>22236029550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6724426120" calcext:value-type="float">
            <text:p>6724426120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office:value-type="float" office:value="16188405248.4" calcext:value-type="float">
            <text:p>1618840524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office:value-type="float" office:value="8745711193.6" calcext:value-type="float">
            <text:p>8745711193,6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office:value-type="float" office:value="22182971348.4" calcext:value-type="float">
            <text:p>22182971348,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office:value-type="float" office:value="4533839411.4" calcext:value-type="float">
            <text:p>4533839411,4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office:value-type="float" office:value="12242169556.8" calcext:value-type="float">
            <text:p>12242169556,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8]+[.B39]+[.B40]+[.B41]+[.B42])/5" office:value-type="float" office:value="0.18238064" calcext:value-type="float">
            <text:p>0,18238064</text:p>
          </table:table-cell>
          <table:table-cell table:style-name="ce9" table:formula="of:=([.C38]+[.C39]+[.C40]+[.C41]+[.C42])/5" office:value-type="float" office:value="209" calcext:value-type="float">
            <text:p>209</text:p>
          </table:table-cell>
          <table:table-cell table:style-name="ce9" table:formula="of:=([.D38]+[.D39]+[.D40]+[.D41]+[.D42])/5" office:value-type="float" office:value="0.23270372" calcext:value-type="float">
            <text:p>0,23270372</text:p>
          </table:table-cell>
          <table:table-cell table:style-name="ce2" table:formula="of:=([.E38]+[.E39]+[.E40]+[.E41]+[.E42])/5000000000" office:value-type="float" office:value="7.86440871564" calcext:value-type="float">
            <text:p>7,86440871564</text:p>
          </table:table-cell>
          <table:table-cell table:style-name="ce9" table:formula="of:=([.F38]+[.F39]+[.F40]+[.F41]+[.F42])/5" office:value-type="float" office:value="7.372876" calcext:value-type="float">
            <text:p>7,372876</text:p>
          </table:table-cell>
          <table:table-cell table:style-name="ce9" table:formula="of:=([.G38]+[.G39]+[.G40]+[.G41]+[.G42])/5" office:value-type="float" office:value="1773.2" calcext:value-type="float">
            <text:p>1773,2</text:p>
          </table:table-cell>
          <table:table-cell table:style-name="ce9" table:formula="of:=([.H38]+[.H39]+[.H40]+[.H41]+[.H42])/5" office:value-type="float" office:value="9.657842" calcext:value-type="float">
            <text:p>9,657842</text:p>
          </table:table-cell>
          <table:table-cell table:style-name="ce2" table:formula="of:=([.I38]+[.I39]+[.I40]+[.I41]+[.I42])/5000000000" office:value-type="float" office:value="25.00122605192" calcext:value-type="float">
            <text:p>25,00122605192</text:p>
          </table:table-cell>
          <table:table-cell table:style-name="ce9" table:formula="of:=([.J38]+[.J39]+[.J40]+[.J41]+[.J42])/5" office:value-type="float" office:value="0.2903008" calcext:value-type="float">
            <text:p>0,2903008</text:p>
          </table:table-cell>
          <table:table-cell table:style-name="ce9" table:formula="of:=([.K38]+[.K39]+[.K40]+[.K41]+[.K42])/5" office:value-type="float" office:value="287" calcext:value-type="float">
            <text:p>287</text:p>
          </table:table-cell>
          <table:table-cell table:style-name="ce9" table:formula="of:=([.L38]+[.L39]+[.L40]+[.L41]+[.L42])/5" office:value-type="float" office:value="0.385151" calcext:value-type="float">
            <text:p>0,385151</text:p>
          </table:table-cell>
          <table:table-cell table:style-name="ce2" table:formula="of:=([.M38]+[.M39]+[.M40]+[.M41]+[.M42])/5000000000" office:value-type="float" office:value="5.38939490736" calcext:value-type="float">
            <text:p>5,38939490736</text:p>
          </table:table-cell>
          <table:table-cell table:style-name="ce9" table:formula="of:=([.N38]+[.N39]+[.N40]+[.N41]+[.N42])/5" office:value-type="float" office:value="1.6101968" calcext:value-type="float">
            <text:p>1,6101968</text:p>
          </table:table-cell>
          <table:table-cell table:style-name="ce9" table:formula="of:=([.O38]+[.O39]+[.O40]+[.O41]+[.O42])/5" office:value-type="float" office:value="1098.8" calcext:value-type="float">
            <text:p>1098,8</text:p>
          </table:table-cell>
          <table:table-cell table:style-name="ce9" table:formula="of:=([.P38]+[.P39]+[.P40]+[.P41]+[.P42])/5" office:value-type="float" office:value="2.411536" calcext:value-type="float">
            <text:p>2,411536</text:p>
          </table:table-cell>
          <table:table-cell table:style-name="ce2" table:formula="of:=([.Q38]+[.Q39]+[.Q40]+[.Q41]+[.Q42])/5000000000" office:value-type="float" office:value="9.04805989372" calcext:value-type="float">
            <text:p>9,04805989372</text:p>
          </table:table-cell>
          <table:table-cell table:number-columns-repeated="13"/>
        </table:table-row>
        <table:table-row table:style-name="ro1" table:number-rows-repeated="3"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3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13"/>
        </table:table-row>
        <table:table-row table:style-name="ro1">
          <table:table-cell office:value-type="string" calcext:value-type="string">
            <text:p>AM-10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248850713.6" calcext:value-type="float">
            <text:p>13248850713,6</text:p>
          </table:table-cell>
          <table:table-cell office:value-type="float" office:value="3.97289" calcext:value-type="float">
            <text:p>3,97289</text:p>
          </table:table-cell>
          <table:table-cell office:value-type="float" office:value="2423" calcext:value-type="float">
            <text:p>2423</text:p>
          </table:table-cell>
          <table:table-cell office:value-type="float" office:value="5.10134" calcext:value-type="float">
            <text:p>5,10134</text:p>
          </table:table-cell>
          <table:table-cell office:value-type="float" office:value="66198909911" calcext:value-type="float">
            <text:p>6619890991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594655510.2" calcext:value-type="float">
            <text:p>12594655510,2</text:p>
          </table:table-cell>
          <table:table-cell office:value-type="float" office:value="1.52722" calcext:value-type="float">
            <text:p>1,52722</text:p>
          </table:table-cell>
          <table:table-cell office:value-type="float" office:value="1829" calcext:value-type="float">
            <text:p>1829</text:p>
          </table:table-cell>
          <table:table-cell office:value-type="float" office:value="2.10977" calcext:value-type="float">
            <text:p>2,10977</text:p>
          </table:table-cell>
          <table:table-cell office:value-type="float" office:value="22147976196" calcext:value-type="float">
            <text:p>221479761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326316916.4" calcext:value-type="float">
            <text:p>13326316916,4</text:p>
          </table:table-cell>
          <table:table-cell office:value-type="float" office:value="3.30059" calcext:value-type="float">
            <text:p>3,30059</text:p>
          </table:table-cell>
          <table:table-cell office:value-type="float" office:value="2282" calcext:value-type="float">
            <text:p>2282</text:p>
          </table:table-cell>
          <table:table-cell office:value-type="float" office:value="4.22263" calcext:value-type="float">
            <text:p>4,22263</text:p>
          </table:table-cell>
          <table:table-cell office:value-type="float" office:value="67670567658.8" calcext:value-type="float">
            <text:p>67670567658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3256223437.8" calcext:value-type="float">
            <text:p>13256223437,8</text:p>
          </table:table-cell>
          <table:table-cell office:value-type="float" office:value="0.711871" calcext:value-type="float">
            <text:p>0,711871</text:p>
          </table:table-cell>
          <table:table-cell office:value-type="float" office:value="2078.6" calcext:value-type="float">
            <text:p>2078,6</text:p>
          </table:table-cell>
          <table:table-cell office:value-type="float" office:value="1.2732302" calcext:value-type="float">
            <text:p>1,2732302</text:p>
          </table:table-cell>
          <table:table-cell office:value-type="float" office:value="22499148152.6" calcext:value-type="float">
            <text:p>22499148152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454659760.2" calcext:value-type="float">
            <text:p>13454659760,2</text:p>
          </table:table-cell>
          <table:table-cell office:value-type="float" office:value="3.51681" calcext:value-type="float">
            <text:p>3,51681</text:p>
          </table:table-cell>
          <table:table-cell office:value-type="float" office:value="2451" calcext:value-type="float">
            <text:p>2451</text:p>
          </table:table-cell>
          <table:table-cell office:value-type="float" office:value="4.6776" calcext:value-type="float">
            <text:p>4,6776</text:p>
          </table:table-cell>
          <table:table-cell office:value-type="float" office:value="65289130173.8" calcext:value-type="float">
            <text:p>65289130173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3043874603.6" calcext:value-type="float">
            <text:p>13043874603,6</text:p>
          </table:table-cell>
          <table:table-cell office:value-type="float" office:value="0.897912" calcext:value-type="float">
            <text:p>0,897912</text:p>
          </table:table-cell>
          <table:table-cell office:value-type="float" office:value="1811" calcext:value-type="float">
            <text:p>1811</text:p>
          </table:table-cell>
          <table:table-cell office:value-type="float" office:value="1.40465" calcext:value-type="float">
            <text:p>1,40465</text:p>
          </table:table-cell>
          <table:table-cell office:value-type="float" office:value="21405010607.8" calcext:value-type="float">
            <text:p>21405010607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457154874.8" calcext:value-type="float">
            <text:p>13457154874,8</text:p>
          </table:table-cell>
          <table:table-cell office:value-type="float" office:value="3.58803" calcext:value-type="float">
            <text:p>3,58803</text:p>
          </table:table-cell>
          <table:table-cell office:value-type="float" office:value="3089" calcext:value-type="float">
            <text:p>3089</text:p>
          </table:table-cell>
          <table:table-cell office:value-type="float" office:value="4.92631" calcext:value-type="float">
            <text:p>4,92631</text:p>
          </table:table-cell>
          <table:table-cell office:value-type="float" office:value="64939429022.2" calcext:value-type="float">
            <text:p>64939429022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816091627.8" calcext:value-type="float">
            <text:p>12816091627,8</text:p>
          </table:table-cell>
          <table:table-cell office:value-type="float" office:value="0.942984" calcext:value-type="float">
            <text:p>0,942984</text:p>
          </table:table-cell>
          <table:table-cell office:value-type="float" office:value="2050" calcext:value-type="float">
            <text:p>2050</text:p>
          </table:table-cell>
          <table:table-cell office:value-type="float" office:value="1.54523" calcext:value-type="float">
            <text:p>1,54523</text:p>
          </table:table-cell>
          <table:table-cell office:value-type="float" office:value="22211873181.4" calcext:value-type="float">
            <text:p>22211873181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451582858.4" calcext:value-type="float">
            <text:p>13451582858,4</text:p>
          </table:table-cell>
          <table:table-cell office:value-type="float" office:value="3.99546" calcext:value-type="float">
            <text:p>3,99546</text:p>
          </table:table-cell>
          <table:table-cell office:value-type="float" office:value="2966" calcext:value-type="float">
            <text:p>2966</text:p>
          </table:table-cell>
          <table:table-cell office:value-type="float" office:value="5.27392" calcext:value-type="float">
            <text:p>5,27392</text:p>
          </table:table-cell>
          <table:table-cell office:value-type="float" office:value="66102893903.8" calcext:value-type="float">
            <text:p>66102893903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914793769.4" calcext:value-type="float">
            <text:p>12914793769,4</text:p>
          </table:table-cell>
          <table:table-cell office:value-type="float" office:value="0.892589" calcext:value-type="float">
            <text:p>0,892589</text:p>
          </table:table-cell>
          <table:table-cell office:value-type="float" office:value="1888" calcext:value-type="float">
            <text:p>1888</text:p>
          </table:table-cell>
          <table:table-cell office:value-type="float" office:value="1.41765" calcext:value-type="float">
            <text:p>1,41765</text:p>
          </table:table-cell>
          <table:table-cell office:value-type="float" office:value="22594581439.2" calcext:value-type="float">
            <text:p>22594581439,2</text:p>
          </table:table-cell>
          <table:table-cell table:number-columns-repeated="2"/>
          <table:table-cell table:style-name="ce31"/>
          <table:table-cell table:number-columns-repeated="9"/>
          <table:table-cell table:style-name="ce31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49]+[.B50]+[.B51]+[.B52]+[.B53])/5" office:value-type="float" office:value="0.105452" calcext:value-type="float">
            <text:p>0,105452</text:p>
          </table:table-cell>
          <table:table-cell table:formula="of:=([.C49]+[.C50]+[.C51]+[.C52]+[.C53])/5" office:value-type="float" office:value="21" calcext:value-type="float">
            <text:p>21</text:p>
          </table:table-cell>
          <table:table-cell table:formula="of:=([.D49]+[.D50]+[.D51]+[.D52]+[.D53])/5" office:value-type="float" office:value="0.106576" calcext:value-type="float">
            <text:p>0,106576</text:p>
          </table:table-cell>
          <table:table-cell table:formula="of:=([.E49]+[.E50]+[.E51]+[.E52]+[.E53])/5000000000" office:value-type="float" office:value="13.38771302468" calcext:value-type="float">
            <text:p>13,38771302468</text:p>
          </table:table-cell>
          <table:table-cell table:formula="of:=([.F49]+[.F50]+[.F51]+[.F52]+[.F53])/5" office:value-type="float" office:value="3.674756" calcext:value-type="float">
            <text:p>3,674756</text:p>
          </table:table-cell>
          <table:table-cell table:formula="of:=([.G49]+[.G50]+[.G51]+[.G52]+[.G53])/5" office:value-type="float" office:value="2642.2" calcext:value-type="float">
            <text:p>2642,2</text:p>
          </table:table-cell>
          <table:table-cell table:formula="of:=([.H49]+[.H50]+[.H51]+[.H52]+[.H53])/5" office:value-type="float" office:value="4.84036" calcext:value-type="float">
            <text:p>4,84036</text:p>
          </table:table-cell>
          <table:table-cell table:formula="of:=([.I49]+[.I50]+[.I51]+[.I52]+[.I53])/5000000000" office:value-type="float" office:value="66.04018613392" calcext:value-type="float">
            <text:p>66,04018613392</text:p>
          </table:table-cell>
          <table:table-cell table:formula="of:=([.J49]+[.J50]+[.J51]+[.J52]+[.J53])/5" office:value-type="float" office:value="0.117006" calcext:value-type="float">
            <text:p>0,117006</text:p>
          </table:table-cell>
          <table:table-cell table:formula="of:=([.K49]+[.K50]+[.K51]+[.K52]+[.K53])/5" office:value-type="float" office:value="0" calcext:value-type="float">
            <text:p>0</text:p>
          </table:table-cell>
          <table:table-cell table:formula="of:=([.L49]+[.L50]+[.L51]+[.L52]+[.L53])/5" office:value-type="float" office:value="0.117006" calcext:value-type="float">
            <text:p>0,117006</text:p>
          </table:table-cell>
          <table:table-cell table:formula="of:=([.M49]+[.M50]+[.M51]+[.M52]+[.M53])/5000000000" office:value-type="float" office:value="12.92512778976" calcext:value-type="float">
            <text:p>12,92512778976</text:p>
          </table:table-cell>
          <table:table-cell table:formula="of:=([.N49]+[.N50]+[.N51]+[.N52]+[.N53])/5" office:value-type="float" office:value="0.9945152" calcext:value-type="float">
            <text:p>0,9945152</text:p>
          </table:table-cell>
          <table:table-cell table:formula="of:=([.O49]+[.O50]+[.O51]+[.O52]+[.O53])/5" office:value-type="float" office:value="1931.32" calcext:value-type="float">
            <text:p>1931,32</text:p>
          </table:table-cell>
          <table:table-cell table:formula="of:=([.P49]+[.P50]+[.P51]+[.P52]+[.P53])/5" office:value-type="float" office:value="1.55010604" calcext:value-type="float">
            <text:p>1,55010604</text:p>
          </table:table-cell>
          <table:table-cell table:formula="of:=([.Q49]+[.Q50]+[.Q51]+[.Q52]+[.Q53])/5000000000" office:value-type="float" office:value="22.1717179154" calcext:value-type="float">
            <text:p>22,17171791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office:value-type="float" office:value="5407658718.6" calcext:value-type="float">
            <text:p>5407658718,6</text:p>
          </table:table-cell>
          <table:table-cell office:value-type="float" office:value="4.24603" calcext:value-type="float">
            <text:p>4,24603</text:p>
          </table:table-cell>
          <table:table-cell office:value-type="float" office:value="2857" calcext:value-type="float">
            <text:p>2857</text:p>
          </table:table-cell>
          <table:table-cell office:value-type="float" office:value="5.59204" calcext:value-type="float">
            <text:p>5,59204</text:p>
          </table:table-cell>
          <table:table-cell office:value-type="float" office:value="63208530483.2" calcext:value-type="float">
            <text:p>63208530483,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0406520580.6" calcext:value-type="float">
            <text:p>10406520580,6</text:p>
          </table:table-cell>
          <table:table-cell office:value-type="float" office:value="0.983823" calcext:value-type="float">
            <text:p>0,983823</text:p>
          </table:table-cell>
          <table:table-cell office:value-type="float" office:value="2075" calcext:value-type="float">
            <text:p>2075</text:p>
          </table:table-cell>
          <table:table-cell office:value-type="float" office:value="1.61965" calcext:value-type="float">
            <text:p>1,61965</text:p>
          </table:table-cell>
          <table:table-cell office:value-type="float" office:value="12788750739.8" calcext:value-type="float">
            <text:p>12788750739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0870188459.4" calcext:value-type="float">
            <text:p>10870188459,4</text:p>
          </table:table-cell>
          <table:table-cell office:value-type="float" office:value="4.20297" calcext:value-type="float">
            <text:p>4,20297</text:p>
          </table:table-cell>
          <table:table-cell office:value-type="float" office:value="3102" calcext:value-type="float">
            <text:p>3102</text:p>
          </table:table-cell>
          <table:table-cell office:value-type="float" office:value="5.62141" calcext:value-type="float">
            <text:p>5,62141</text:p>
          </table:table-cell>
          <table:table-cell office:value-type="float" office:value="37210105269.6" calcext:value-type="float">
            <text:p>37210105269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7558246598" calcext:value-type="float">
            <text:p>7558246598</text:p>
          </table:table-cell>
          <table:table-cell office:value-type="float" office:value="1.07647" calcext:value-type="float">
            <text:p>1,07647</text:p>
          </table:table-cell>
          <table:table-cell office:value-type="float" office:value="1960" calcext:value-type="float">
            <text:p>1960</text:p>
          </table:table-cell>
          <table:table-cell office:value-type="float" office:value="1.63073" calcext:value-type="float">
            <text:p>1,63073</text:p>
          </table:table-cell>
          <table:table-cell office:value-type="float" office:value="13038857873.2" calcext:value-type="float">
            <text:p>13038857873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8085022264" calcext:value-type="float">
            <text:p>808502226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office:value-type="float" office:value="37783321018.6" calcext:value-type="float">
            <text:p>37783321018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0214123358.4" calcext:value-type="float">
            <text:p>10214123358,4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office:value-type="float" office:value="4385751873.4" calcext:value-type="float">
            <text:p>438575187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3525101150" calcext:value-type="float">
            <text:p>13525101150</text:p>
          </table:table-cell>
          <table:table-cell office:value-type="float" office:value="4.07688" calcext:value-type="float">
            <text:p>4,07688</text:p>
          </table:table-cell>
          <table:table-cell office:value-type="float" office:value="2770" calcext:value-type="float">
            <text:p>2770</text:p>
          </table:table-cell>
          <table:table-cell office:value-type="float" office:value="5.37813" calcext:value-type="float">
            <text:p>5,37813</text:p>
          </table:table-cell>
          <table:table-cell office:value-type="float" office:value="38385534952.2" calcext:value-type="float">
            <text:p>38385534952,2</text:p>
          </table:table-cell>
          <table:table-cell office:value-type="float" office:value="0.405855" calcext:value-type="float">
            <text:p>0,405855</text:p>
          </table:table-cell>
          <table:table-cell office:value-type="float" office:value="957" calcext:value-type="float">
            <text:p>957</text:p>
          </table:table-cell>
          <table:table-cell office:value-type="float" office:value="0.569313" calcext:value-type="float">
            <text:p>0,569313</text:p>
          </table:table-cell>
          <table:table-cell office:value-type="float" office:value="7654871962.4" calcext:value-type="float">
            <text:p>7654871962,4</text:p>
          </table:table-cell>
          <table:table-cell office:value-type="float" office:value="2.03409" calcext:value-type="float">
            <text:p>2,03409</text:p>
          </table:table-cell>
          <table:table-cell office:value-type="float" office:value="2347" calcext:value-type="float">
            <text:p>2347</text:p>
          </table:table-cell>
          <table:table-cell office:value-type="float" office:value="3.07053" calcext:value-type="float">
            <text:p>3,07053</text:p>
          </table:table-cell>
          <table:table-cell office:value-type="float" office:value="4328171402.2" calcext:value-type="float">
            <text:p>4328171402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8119696607.4" calcext:value-type="float">
            <text:p>8119696607,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office:value-type="float" office:value="25540564439.8" calcext:value-type="float">
            <text:p>25540564439,8</text:p>
          </table:table-cell>
          <table:table-cell office:value-type="float" office:value="0.412056" calcext:value-type="float">
            <text:p>0,412056</text:p>
          </table:table-cell>
          <table:table-cell office:value-type="float" office:value="996" calcext:value-type="float">
            <text:p>996</text:p>
          </table:table-cell>
          <table:table-cell office:value-type="float" office:value="0.600271" calcext:value-type="float">
            <text:p>0,600271</text:p>
          </table:table-cell>
          <table:table-cell office:value-type="float" office:value="5115013444.2" calcext:value-type="float">
            <text:p>5115013444,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office:value-type="float" office:value="87533020.4" calcext:value-type="float">
            <text:p>87533020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56]+[.B57]+[.B58]+[.B59]+[.B60])/5" office:value-type="float" office:value="0.1449664" calcext:value-type="float">
            <text:p>0,1449664</text:p>
          </table:table-cell>
          <table:table-cell table:formula="of:=([.C56]+[.C57]+[.C58]+[.C59]+[.C60])/5" office:value-type="float" office:value="217.6" calcext:value-type="float">
            <text:p>217,6</text:p>
          </table:table-cell>
          <table:table-cell table:formula="of:=([.D56]+[.D57]+[.D58]+[.D59]+[.D60])/5" office:value-type="float" office:value="0.1739648" calcext:value-type="float">
            <text:p>0,1739648</text:p>
          </table:table-cell>
          <table:table-cell table:formula="of:=([.E56]+[.E57]+[.E58]+[.E59]+[.E60])/5000000000" office:value-type="float" office:value="9.20153343988" calcext:value-type="float">
            <text:p>9,20153343988</text:p>
          </table:table-cell>
          <table:table-cell table:formula="of:=([.F56]+[.F57]+[.F58]+[.F59]+[.F60])/5" office:value-type="float" office:value="5.48475" calcext:value-type="float">
            <text:p>5,48475</text:p>
          </table:table-cell>
          <table:table-cell table:formula="of:=([.G56]+[.G57]+[.G58]+[.G59]+[.G60])/5" office:value-type="float" office:value="3202.2" calcext:value-type="float">
            <text:p>3202,2</text:p>
          </table:table-cell>
          <table:table-cell table:formula="of:=([.H56]+[.H57]+[.H58]+[.H59]+[.H60])/5" office:value-type="float" office:value="7.301992" calcext:value-type="float">
            <text:p>7,301992</text:p>
          </table:table-cell>
          <table:table-cell table:formula="of:=([.I56]+[.I57]+[.I58]+[.I59]+[.I60])/5000000000" office:value-type="float" office:value="40.42561123268" calcext:value-type="float">
            <text:p>40,42561123268</text:p>
          </table:table-cell>
          <table:table-cell table:formula="of:=([.J56]+[.J57]+[.J58]+[.J59]+[.J60])/5" office:value-type="float" office:value="0.2337858" calcext:value-type="float">
            <text:p>0,2337858</text:p>
          </table:table-cell>
          <table:table-cell table:formula="of:=([.K56]+[.K57]+[.K58]+[.K59]+[.K60])/5" office:value-type="float" office:value="390.6" calcext:value-type="float">
            <text:p>390,6</text:p>
          </table:table-cell>
          <table:table-cell table:formula="of:=([.L56]+[.L57]+[.L58]+[.L59]+[.L60])/5" office:value-type="float" office:value="0.3041204" calcext:value-type="float">
            <text:p>0,3041204</text:p>
          </table:table-cell>
          <table:table-cell table:formula="of:=([.M56]+[.M57]+[.M58]+[.M59]+[.M60])/5000000000" office:value-type="float" office:value="8.18975518872" calcext:value-type="float">
            <text:p>8,18975518872</text:p>
          </table:table-cell>
          <table:table-cell table:formula="of:=([.N56]+[.N57]+[.N58]+[.N59]+[.N60])/5" office:value-type="float" office:value="1.6227326" calcext:value-type="float">
            <text:p>1,6227326</text:p>
          </table:table-cell>
          <table:table-cell table:formula="of:=([.O56]+[.O57]+[.O58]+[.O59]+[.O60])/5" office:value-type="float" office:value="2203.8" calcext:value-type="float">
            <text:p>2203,8</text:p>
          </table:table-cell>
          <table:table-cell table:formula="of:=([.P56]+[.P57]+[.P58]+[.P59]+[.P60])/5" office:value-type="float" office:value="2.486924" calcext:value-type="float">
            <text:p>2,486924</text:p>
          </table:table-cell>
          <table:table-cell table:formula="of:=([.Q56]+[.Q57]+[.Q58]+[.Q59]+[.Q60])/5000000000" office:value-type="float" office:value="6.9258129818" calcext:value-type="float">
            <text:p>6,9258129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9255880084" calcext:value-type="float">
            <text:p>9255880084</text:p>
          </table:table-cell>
          <table:table-cell office:value-type="float" office:value="7.56479" calcext:value-type="float">
            <text:p>7,56479</text:p>
          </table:table-cell>
          <table:table-cell office:value-type="float" office:value="3654" calcext:value-type="float">
            <text:p>3654</text:p>
          </table:table-cell>
          <table:table-cell office:value-type="float" office:value="10.3957" calcext:value-type="float">
            <text:p>10,3957</text:p>
          </table:table-cell>
          <table:table-cell office:value-type="float" office:value="36876265847.6" calcext:value-type="float">
            <text:p>36876265847,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office:value-type="float" office:value="6964509875.8" calcext:value-type="float">
            <text:p>6964509875,8</text:p>
          </table:table-cell>
          <table:table-cell office:value-type="float" office:value="1.13736" calcext:value-type="float">
            <text:p>1,13736</text:p>
          </table:table-cell>
          <table:table-cell office:value-type="float" office:value="1966" calcext:value-type="float">
            <text:p>1966</text:p>
          </table:table-cell>
          <table:table-cell office:value-type="float" office:value="1.71608" calcext:value-type="float">
            <text:p>1,71608</text:p>
          </table:table-cell>
          <table:table-cell office:value-type="float" office:value="21523367108.6" calcext:value-type="float">
            <text:p>21523367108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4684027376" calcext:value-type="float">
            <text:p>4684027376</text:p>
          </table:table-cell>
          <table:table-cell office:value-type="float" office:value="4.39577" calcext:value-type="float">
            <text:p>4,39577</text:p>
          </table:table-cell>
          <table:table-cell office:value-type="float" office:value="3109" calcext:value-type="float">
            <text:p>3109</text:p>
          </table:table-cell>
          <table:table-cell office:value-type="float" office:value="5.8678" calcext:value-type="float">
            <text:p>5,8678</text:p>
          </table:table-cell>
          <table:table-cell office:value-type="float" office:value="13406677122.6" calcext:value-type="float">
            <text:p>13406677122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2344697541" calcext:value-type="float">
            <text:p>2344697541</text:p>
          </table:table-cell>
          <table:table-cell office:value-type="float" office:value="0.95213" calcext:value-type="float">
            <text:p>0,95213</text:p>
          </table:table-cell>
          <table:table-cell office:value-type="float" office:value="2101" calcext:value-type="float">
            <text:p>2101</text:p>
          </table:table-cell>
          <table:table-cell office:value-type="float" office:value="1.5759" calcext:value-type="float">
            <text:p>1,5759</text:p>
          </table:table-cell>
          <table:table-cell office:value-type="float" office:value="13261217571" calcext:value-type="float">
            <text:p>13261217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9313022330.4" calcext:value-type="float">
            <text:p>9313022330,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office:value-type="float" office:value="12392659674" calcext:value-type="float">
            <text:p>1239265967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7063614568.8" calcext:value-type="float">
            <text:p>7063614568,8</text:p>
          </table:table-cell>
          <table:table-cell office:value-type="float" office:value="2.01466" calcext:value-type="float">
            <text:p>2,01466</text:p>
          </table:table-cell>
          <table:table-cell office:value-type="float" office:value="2338" calcext:value-type="float">
            <text:p>2338</text:p>
          </table:table-cell>
          <table:table-cell office:value-type="float" office:value="2.99522" calcext:value-type="float">
            <text:p>2,99522</text:p>
          </table:table-cell>
          <table:table-cell office:value-type="float" office:value="8900953032.2" calcext:value-type="float">
            <text:p>8900953032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8732" calcext:value-type="float">
            <text:p>0,108732</text:p>
          </table:table-cell>
          <table:table-cell office:value-type="float" office:value="58" calcext:value-type="float">
            <text:p>58</text:p>
          </table:table-cell>
          <table:table-cell office:value-type="float" office:value="0.111753" calcext:value-type="float">
            <text:p>0,111753</text:p>
          </table:table-cell>
          <table:table-cell office:value-type="float" office:value="9358556606" calcext:value-type="float">
            <text:p>9358556606</text:p>
          </table:table-cell>
          <table:table-cell office:value-type="float" office:value="4.51828" calcext:value-type="float">
            <text:p>4,51828</text:p>
          </table:table-cell>
          <table:table-cell office:value-type="float" office:value="3141" calcext:value-type="float">
            <text:p>3141</text:p>
          </table:table-cell>
          <table:table-cell office:value-type="float" office:value="6.03895" calcext:value-type="float">
            <text:p>6,03895</text:p>
          </table:table-cell>
          <table:table-cell office:value-type="float" office:value="50638569088.2" calcext:value-type="float">
            <text:p>50638569088,2</text:p>
          </table:table-cell>
          <table:table-cell office:value-type="float" office:value="0.405896" calcext:value-type="float">
            <text:p>0,405896</text:p>
          </table:table-cell>
          <table:table-cell office:value-type="float" office:value="1002" calcext:value-type="float">
            <text:p>1002</text:p>
          </table:table-cell>
          <table:table-cell office:value-type="float" office:value="0.580732" calcext:value-type="float">
            <text:p>0,580732</text:p>
          </table:table-cell>
          <table:table-cell office:value-type="float" office:value="7098700634.4" calcext:value-type="float">
            <text:p>7098700634,4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2317" calcext:value-type="float">
            <text:p>2317</text:p>
          </table:table-cell>
          <table:table-cell office:value-type="float" office:value="3.04272" calcext:value-type="float">
            <text:p>3,04272</text:p>
          </table:table-cell>
          <table:table-cell office:value-type="float" office:value="8840099515" calcext:value-type="float">
            <text:p>8840099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office:value-type="float" office:value="20169847.2" calcext:value-type="float">
            <text:p>20169847,2</text:p>
          </table:table-cell>
          <table:table-cell office:value-type="float" office:value="7.45242" calcext:value-type="float">
            <text:p>7,45242</text:p>
          </table:table-cell>
          <table:table-cell office:value-type="float" office:value="3623" calcext:value-type="float">
            <text:p>3623</text:p>
          </table:table-cell>
          <table:table-cell office:value-type="float" office:value="9.84279" calcext:value-type="float">
            <text:p>9,84279</text:p>
          </table:table-cell>
          <table:table-cell office:value-type="float" office:value="36660069735" calcext:value-type="float">
            <text:p>3666006973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office:value-type="float" office:value="4812140601.4" calcext:value-type="float">
            <text:p>4812140601,4</text:p>
          </table:table-cell>
          <table:table-cell office:value-type="float" office:value="1.95381" calcext:value-type="float">
            <text:p>1,95381</text:p>
          </table:table-cell>
          <table:table-cell office:value-type="float" office:value="2317" calcext:value-type="float">
            <text:p>2317</text:p>
          </table:table-cell>
          <table:table-cell office:value-type="float" office:value="2.93261" calcext:value-type="float">
            <text:p>2,93261</text:p>
          </table:table-cell>
          <table:table-cell office:value-type="float" office:value="8890703233.4" calcext:value-type="float">
            <text:p>889070323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63]+[.B64]+[.B65]+[.B66]+[.B67])/5" office:value-type="float" office:value="0.1448388" calcext:value-type="float">
            <text:p>0,1448388</text:p>
          </table:table-cell>
          <table:table-cell table:formula="of:=([.C63]+[.C64]+[.C65]+[.C66]+[.C67])/5" office:value-type="float" office:value="216.6" calcext:value-type="float">
            <text:p>216,6</text:p>
          </table:table-cell>
          <table:table-cell table:formula="of:=([.D63]+[.D64]+[.D65]+[.D66]+[.D67])/5" office:value-type="float" office:value="0.1706484" calcext:value-type="float">
            <text:p>0,1706484</text:p>
          </table:table-cell>
          <table:table-cell table:formula="of:=([.E63]+[.E64]+[.E65]+[.E66]+[.E67])/5000000000" office:value-type="float" office:value="6.52633124872" calcext:value-type="float">
            <text:p>6,52633124872</text:p>
          </table:table-cell>
          <table:table-cell table:formula="of:=([.F63]+[.F64]+[.F65]+[.F66]+[.F67])/5" office:value-type="float" office:value="6.268368" calcext:value-type="float">
            <text:p>6,268368</text:p>
          </table:table-cell>
          <table:table-cell table:formula="of:=([.G63]+[.G64]+[.G65]+[.G66]+[.G67])/5" office:value-type="float" office:value="3436.4" calcext:value-type="float">
            <text:p>3436,4</text:p>
          </table:table-cell>
          <table:table-cell table:formula="of:=([.H63]+[.H64]+[.H65]+[.H66]+[.H67])/5" office:value-type="float" office:value="8.413018" calcext:value-type="float">
            <text:p>8,413018</text:p>
          </table:table-cell>
          <table:table-cell table:formula="of:=([.I63]+[.I64]+[.I65]+[.I66]+[.I67])/5000000000" office:value-type="float" office:value="29.99484829348" calcext:value-type="float">
            <text:p>29,99484829348</text:p>
          </table:table-cell>
          <table:table-cell table:formula="of:=([.J63]+[.J64]+[.J65]+[.J66]+[.J67])/5" office:value-type="float" office:value="0.2927418" calcext:value-type="float">
            <text:p>0,2927418</text:p>
          </table:table-cell>
          <table:table-cell table:formula="of:=([.K63]+[.K64]+[.K65]+[.K66]+[.K67])/5" office:value-type="float" office:value="606" calcext:value-type="float">
            <text:p>606</text:p>
          </table:table-cell>
          <table:table-cell table:formula="of:=([.L63]+[.L64]+[.L65]+[.L66]+[.L67])/5" office:value-type="float" office:value="0.4025618" calcext:value-type="float">
            <text:p>0,4025618</text:p>
          </table:table-cell>
          <table:table-cell table:formula="of:=([.M63]+[.M64]+[.M65]+[.M66]+[.M67])/5000000000" office:value-type="float" office:value="5.65673264428" calcext:value-type="float">
            <text:p>5,65673264428</text:p>
          </table:table-cell>
          <table:table-cell table:formula="of:=([.N63]+[.N64]+[.N65]+[.N66]+[.N67])/5" office:value-type="float" office:value="1.605308" calcext:value-type="float">
            <text:p>1,605308</text:p>
          </table:table-cell>
          <table:table-cell table:formula="of:=([.O63]+[.O64]+[.O65]+[.O66]+[.O67])/5" office:value-type="float" office:value="2207.8" calcext:value-type="float">
            <text:p>2207,8</text:p>
          </table:table-cell>
          <table:table-cell table:formula="of:=([.P63]+[.P64]+[.P65]+[.P66]+[.P67])/5" office:value-type="float" office:value="2.452506" calcext:value-type="float">
            <text:p>2,452506</text:p>
          </table:table-cell>
          <table:table-cell table:formula="of:=([.Q63]+[.Q64]+[.Q65]+[.Q66]+[.Q67])/5000000000" office:value-type="float" office:value="12.28326809204" calcext:value-type="float">
            <text:p>12,28326809204</text:p>
          </table:table-cell>
          <table:table-cell table:number-columns-repeated="13"/>
        </table:table-row>
        <table:table-row table:style-name="ro1">
          <table:table-cell table:style-name="ce12" office:value-type="string" calcext:value-type="string">
            <text:p>AM-10-1</text:p>
          </table:table-cell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style-name="ce11" table:number-columns-repeated="3"/>
          <table:table-cell table:style-name="ce12"/>
          <table:table-cell table:number-columns-repeated="13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2307558862.4" calcext:value-type="float">
            <text:p>12307558862,4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office:value-type="float" office:value="61401783401.6" calcext:value-type="float">
            <text:p>61401783401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168131015.8" calcext:value-type="float">
            <text:p>12168131015,8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office:value-type="float" office:value="22007338951" calcext:value-type="float">
            <text:p>220073389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2202478106.4" calcext:value-type="float">
            <text:p>12202478106,4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office:value-type="float" office:value="63915345447" calcext:value-type="float">
            <text:p>639153454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794294921.4" calcext:value-type="float">
            <text:p>12794294921,4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office:value-type="float" office:value="22395036465.6" calcext:value-type="float">
            <text:p>22395036465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2290863090.2" calcext:value-type="float">
            <text:p>12290863090,2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office:value-type="float" office:value="62964674775.6" calcext:value-type="float">
            <text:p>62964674775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366656658.8" calcext:value-type="float">
            <text:p>12366656658,8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office:value-type="float" office:value="22389631391.6" calcext:value-type="float">
            <text:p>22389631391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2405385237.2" calcext:value-type="float">
            <text:p>12405385237,2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office:value-type="float" office:value="64908605042.8" calcext:value-type="float">
            <text:p>64908605042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331851224" calcext:value-type="float">
            <text:p>12331851224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office:value-type="float" office:value="22141064007.4" calcext:value-type="float">
            <text:p>22141064007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1867321653" calcext:value-type="float">
            <text:p>11867321653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office:value-type="float" office:value="64590700762" calcext:value-type="float">
            <text:p>6459070076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406202407.8" calcext:value-type="float">
            <text:p>12406202407,8</text:p>
          </table:table-cell>
          <table:table-cell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office:value-type="float" office:value="21836610665.2" calcext:value-type="float">
            <text:p>21836610665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70]+[.B71]+[.B72]+[.B73]+[.B74])/5" office:value-type="float" office:value="0.105452" calcext:value-type="float">
            <text:p>0,105452</text:p>
          </table:table-cell>
          <table:table-cell table:formula="of:=([.C70]+[.C71]+[.C72]+[.C73]+[.C74])/5" office:value-type="float" office:value="21" calcext:value-type="float">
            <text:p>21</text:p>
          </table:table-cell>
          <table:table-cell table:formula="of:=([.D70]+[.D71]+[.D72]+[.D73]+[.D74])/5" office:value-type="float" office:value="0.106576" calcext:value-type="float">
            <text:p>0,106576</text:p>
          </table:table-cell>
          <table:table-cell table:formula="of:=([.E70]+[.E71]+[.E72]+[.E73]+[.E74])/5000000000" office:value-type="float" office:value="12.21472138984" calcext:value-type="float">
            <text:p>12,21472138984</text:p>
          </table:table-cell>
          <table:table-cell table:formula="of:=([.F70]+[.F71]+[.F72]+[.F73]+[.F74])/5" office:value-type="float" office:value="3.591582" calcext:value-type="float">
            <text:p>3,591582</text:p>
          </table:table-cell>
          <table:table-cell table:formula="of:=([.G70]+[.G71]+[.G72]+[.G73]+[.G74])/5" office:value-type="float" office:value="2415.8" calcext:value-type="float">
            <text:p>2415,8</text:p>
          </table:table-cell>
          <table:table-cell table:formula="of:=([.H70]+[.H71]+[.H72]+[.H73]+[.H74])/5" office:value-type="float" office:value="4.634356" calcext:value-type="float">
            <text:p>4,634356</text:p>
          </table:table-cell>
          <table:table-cell table:formula="of:=([.I70]+[.I71]+[.I72]+[.I73]+[.I74])/5000000000" office:value-type="float" office:value="63.5562218858" calcext:value-type="float">
            <text:p>63,5562218858</text:p>
          </table:table-cell>
          <table:table-cell table:formula="of:=([.J70]+[.J71]+[.J72]+[.J73]+[.J74])/5" office:value-type="float" office:value="0.117006" calcext:value-type="float">
            <text:p>0,117006</text:p>
          </table:table-cell>
          <table:table-cell table:formula="of:=([.K70]+[.K71]+[.K72]+[.K73]+[.K74])/5" office:value-type="float" office:value="0" calcext:value-type="float">
            <text:p>0</text:p>
          </table:table-cell>
          <table:table-cell table:formula="of:=([.L70]+[.L71]+[.L72]+[.L73]+[.L74])/5" office:value-type="float" office:value="0.117006" calcext:value-type="float">
            <text:p>0,117006</text:p>
          </table:table-cell>
          <table:table-cell table:formula="of:=([.M70]+[.M71]+[.M72]+[.M73]+[.M74])/5000000000" office:value-type="float" office:value="12.41342724556" calcext:value-type="float">
            <text:p>12,41342724556</text:p>
          </table:table-cell>
          <table:table-cell table:formula="of:=([.N70]+[.N71]+[.N72]+[.N73]+[.N74])/5" office:value-type="float" office:value="0.8873822" calcext:value-type="float">
            <text:p>0,8873822</text:p>
          </table:table-cell>
          <table:table-cell table:formula="of:=([.O70]+[.O71]+[.O72]+[.O73]+[.O74])/5" office:value-type="float" office:value="1788.4" calcext:value-type="float">
            <text:p>1788,4</text:p>
          </table:table-cell>
          <table:table-cell table:formula="of:=([.P70]+[.P71]+[.P72]+[.P73]+[.P74])/5" office:value-type="float" office:value="1.38242" calcext:value-type="float">
            <text:p>1,38242</text:p>
          </table:table-cell>
          <table:table-cell table:formula="of:=([.Q70]+[.Q71]+[.Q72]+[.Q73]+[.Q74])/5000000000" office:value-type="float" office:value="22.15393629616" calcext:value-type="float">
            <text:p>22,15393629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01-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7267495627.6" calcext:value-type="float">
            <text:p>7267495627,6</text:p>
          </table:table-cell>
          <table:table-cell office:value-type="float" office:value="7.45632" calcext:value-type="float">
            <text:p>7,45632</text:p>
          </table:table-cell>
          <table:table-cell office:value-type="float" office:value="3576" calcext:value-type="float">
            <text:p>3576</text:p>
          </table:table-cell>
          <table:table-cell office:value-type="float" office:value="9.85502" calcext:value-type="float">
            <text:p>9,85502</text:p>
          </table:table-cell>
          <table:table-cell office:value-type="float" office:value="24777135701.8" calcext:value-type="float">
            <text:p>24777135701,8</text:p>
          </table:table-cell>
          <table:table-cell office:value-type="float" office:value="0.410044" calcext:value-type="float">
            <text:p>0,410044</text:p>
          </table:table-cell>
          <table:table-cell office:value-type="float" office:value="1006" calcext:value-type="float">
            <text:p>1006</text:p>
          </table:table-cell>
          <table:table-cell office:value-type="float" office:value="0.600645" calcext:value-type="float">
            <text:p>0,600645</text:p>
          </table:table-cell>
          <table:table-cell office:value-type="float" office:value="4898307876.4" calcext:value-type="float">
            <text:p>4898307876,4</text:p>
          </table:table-cell>
          <table:table-cell office:value-type="float" office:value="2.02645" calcext:value-type="float">
            <text:p>2,02645</text:p>
          </table:table-cell>
          <table:table-cell office:value-type="float" office:value="2353" calcext:value-type="float">
            <text:p>2353</text:p>
          </table:table-cell>
          <table:table-cell office:value-type="float" office:value="3.02611" calcext:value-type="float">
            <text:p>3,02611</text:p>
          </table:table-cell>
          <table:table-cell office:value-type="float" office:value="4128717424.8" calcext:value-type="float">
            <text:p>4128717424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7259961337.2" calcext:value-type="float">
            <text:p>7259961337,2</text:p>
          </table:table-cell>
          <table:table-cell office:value-type="float" office:value="4.59512" calcext:value-type="float">
            <text:p>4,59512</text:p>
          </table:table-cell>
          <table:table-cell office:value-type="float" office:value="2845" calcext:value-type="float">
            <text:p>2845</text:p>
          </table:table-cell>
          <table:table-cell office:value-type="float" office:value="5.95024" calcext:value-type="float">
            <text:p>5,95024</text:p>
          </table:table-cell>
          <table:table-cell office:value-type="float" office:value="50194543753" calcext:value-type="float">
            <text:p>5019454375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12459324384" calcext:value-type="float">
            <text:p>12459324384</text:p>
          </table:table-cell>
          <table:table-cell office:value-type="float" office:value="0.916391" calcext:value-type="float">
            <text:p>0,916391</text:p>
          </table:table-cell>
          <table:table-cell office:value-type="float" office:value="1942" calcext:value-type="float">
            <text:p>1942</text:p>
          </table:table-cell>
          <table:table-cell office:value-type="float" office:value="1.4816" calcext:value-type="float">
            <text:p>1,4816</text:p>
          </table:table-cell>
          <table:table-cell office:value-type="float" office:value="21019034448.4" calcext:value-type="float">
            <text:p>2101903444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4898613073.6" calcext:value-type="float">
            <text:p>4898613073,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office:value-type="float" office:value="25622172295.8" calcext:value-type="float">
            <text:p>25622172295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9967792771.8" calcext:value-type="float">
            <text:p>9967792771,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office:value-type="float" office:value="8694764066.4" calcext:value-type="float">
            <text:p>8694764066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296033" calcext:value-type="float">
            <text:p>0,296033</text:p>
          </table:table-cell>
          <table:table-cell office:value-type="float" office:value="960" calcext:value-type="float">
            <text:p>960</text:p>
          </table:table-cell>
          <table:table-cell office:value-type="float" office:value="0.419073" calcext:value-type="float">
            <text:p>0,419073</text:p>
          </table:table-cell>
          <table:table-cell office:value-type="float" office:value="9791229422.6" calcext:value-type="float">
            <text:p>9791229422,6</text:p>
          </table:table-cell>
          <table:table-cell office:value-type="float" office:value="4.63505" calcext:value-type="float">
            <text:p>4,63505</text:p>
          </table:table-cell>
          <table:table-cell office:value-type="float" office:value="2844" calcext:value-type="float">
            <text:p>2844</text:p>
          </table:table-cell>
          <table:table-cell office:value-type="float" office:value="5.98362" calcext:value-type="float">
            <text:p>5,98362</text:p>
          </table:table-cell>
          <table:table-cell office:value-type="float" office:value="12741558985.2" calcext:value-type="float">
            <text:p>12741558985,2</text:p>
          </table:table-cell>
          <table:table-cell office:value-type="float" office:value="0.409225" calcext:value-type="float">
            <text:p>0,409225</text:p>
          </table:table-cell>
          <table:table-cell office:value-type="float" office:value="1035" calcext:value-type="float">
            <text:p>1035</text:p>
          </table:table-cell>
          <table:table-cell office:value-type="float" office:value="0.592646" calcext:value-type="float">
            <text:p>0,592646</text:p>
          </table:table-cell>
          <table:table-cell office:value-type="float" office:value="4948585149.2" calcext:value-type="float">
            <text:p>4948585149,2</text:p>
          </table:table-cell>
          <table:table-cell office:value-type="float" office:value="1.11361" calcext:value-type="float">
            <text:p>1,11361</text:p>
          </table:table-cell>
          <table:table-cell office:value-type="float" office:value="1977" calcext:value-type="float">
            <text:p>1977</text:p>
          </table:table-cell>
          <table:table-cell office:value-type="float" office:value="1.68432" calcext:value-type="float">
            <text:p>1,68432</text:p>
          </table:table-cell>
          <table:table-cell office:value-type="float" office:value="17699202836.8" calcext:value-type="float">
            <text:p>17699202836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office:value-type="float" office:value="4926396140.2" calcext:value-type="float">
            <text:p>4926396140,2</text:p>
          </table:table-cell>
          <table:table-cell office:value-type="float" office:value="7.47934" calcext:value-type="float">
            <text:p>7,47934</text:p>
          </table:table-cell>
          <table:table-cell office:value-type="float" office:value="3564" calcext:value-type="float">
            <text:p>3564</text:p>
          </table:table-cell>
          <table:table-cell office:value-type="float" office:value="9.91321" calcext:value-type="float">
            <text:p>9,91321</text:p>
          </table:table-cell>
          <table:table-cell office:value-type="float" office:value="12775857604.2" calcext:value-type="float">
            <text:p>12775857604,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office:value-type="float" office:value="2544619422.6" calcext:value-type="float">
            <text:p>2544619422,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office:value-type="float" office:value="8865699762.6" calcext:value-type="float">
            <text:p>8865699762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dia</text:p>
          </table:table-cell>
          <table:table-cell table:formula="of:=([.B77]+[.B78]+[.B79]+[.B80]+[.B81])/5" office:value-type="float" office:value="0.182299" calcext:value-type="float">
            <text:p>0,182299</text:p>
          </table:table-cell>
          <table:table-cell table:formula="of:=([.C77]+[.C78]+[.C79]+[.C80]+[.C81])/5" office:value-type="float" office:value="397" calcext:value-type="float">
            <text:p>397</text:p>
          </table:table-cell>
          <table:table-cell table:formula="of:=([.D77]+[.D78]+[.D79]+[.D80]+[.D81])/5" office:value-type="float" office:value="0.2321124" calcext:value-type="float">
            <text:p>0,2321124</text:p>
          </table:table-cell>
          <table:table-cell table:formula="of:=([.E77]+[.E78]+[.E79]+[.E80]+[.E81])/5000000000" office:value-type="float" office:value="6.82873912024" calcext:value-type="float">
            <text:p>6,82873912024</text:p>
          </table:table-cell>
          <table:table-cell table:formula="of:=([.F77]+[.F78]+[.F79]+[.F80]+[.F81])/5" office:value-type="float" office:value="6.315282" calcext:value-type="float">
            <text:p>6,315282</text:p>
          </table:table-cell>
          <table:table-cell table:formula="of:=([.G77]+[.G78]+[.G79]+[.G80]+[.G81])/5" office:value-type="float" office:value="3296.8" calcext:value-type="float">
            <text:p>3296,8</text:p>
          </table:table-cell>
          <table:table-cell table:formula="of:=([.H77]+[.H78]+[.H79]+[.H80]+[.H81])/5" office:value-type="float" office:value="8.324388" calcext:value-type="float">
            <text:p>8,324388</text:p>
          </table:table-cell>
          <table:table-cell table:formula="of:=([.I77]+[.I78]+[.I79]+[.I80]+[.I81])/5000000000" office:value-type="float" office:value="25.222253668" calcext:value-type="float">
            <text:p>25,222253668</text:p>
          </table:table-cell>
          <table:table-cell table:formula="of:=([.J77]+[.J78]+[.J79]+[.J80]+[.J81])/5" office:value-type="float" office:value="0.292499" calcext:value-type="float">
            <text:p>0,292499</text:p>
          </table:table-cell>
          <table:table-cell table:formula="of:=([.K77]+[.K78]+[.K79]+[.K80]+[.K81])/5" office:value-type="float" office:value="614.4" calcext:value-type="float">
            <text:p>614,4</text:p>
          </table:table-cell>
          <table:table-cell table:formula="of:=([.L77]+[.L78]+[.L79]+[.L80]+[.L81])/5" office:value-type="float" office:value="0.4035044" calcext:value-type="float">
            <text:p>0,4035044</text:p>
          </table:table-cell>
          <table:table-cell table:formula="of:=([.M77]+[.M78]+[.M79]+[.M80]+[.M81])/5000000000" office:value-type="float" office:value="6.9637259208" calcext:value-type="float">
            <text:p>6,9637259208</text:p>
          </table:table-cell>
          <table:table-cell table:formula="of:=([.N77]+[.N78]+[.N79]+[.N80]+[.N81])/5" office:value-type="float" office:value="1.6151462" calcext:value-type="float">
            <text:p>1,6151462</text:p>
          </table:table-cell>
          <table:table-cell table:formula="of:=([.O77]+[.O78]+[.O79]+[.O80]+[.O81])/5" office:value-type="float" office:value="2181.8" calcext:value-type="float">
            <text:p>2181,8</text:p>
          </table:table-cell>
          <table:table-cell table:formula="of:=([.P77]+[.P78]+[.P79]+[.P80]+[.P81])/5" office:value-type="float" office:value="2.461148" calcext:value-type="float">
            <text:p>2,461148</text:p>
          </table:table-cell>
          <table:table-cell table:formula="of:=([.Q77]+[.Q78]+[.Q79]+[.Q80]+[.Q81])/5000000000" office:value-type="float" office:value="12.0814837078" calcext:value-type="float">
            <text:p>12,0814837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M-M-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emilla 1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office:value-type="float" office:value="2482760654" calcext:value-type="float">
            <text:p>2482760654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office:value-type="float" office:value="39942198065.8" calcext:value-type="float">
            <text:p>39942198065,8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office:value-type="float" office:value="9908319225.6" calcext:value-type="float">
            <text:p>9908319225,6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office:value-type="float" office:value="9096241948.4" calcext:value-type="float">
            <text:p>909624194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5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office:value-type="float" office:value="7382903547" calcext:value-type="float">
            <text:p>7382903547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office:value-type="float" office:value="26857354375.6" calcext:value-type="float">
            <text:p>26857354375,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9857908901.8" calcext:value-type="float">
            <text:p>9857908901,8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office:value-type="float" office:value="9300230308.2" calcext:value-type="float">
            <text:p>9300230308,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10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office:value-type="float" office:value="12207921119.4" calcext:value-type="float">
            <text:p>12207921119,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office:value-type="float" office:value="37500749607.8" calcext:value-type="float">
            <text:p>37500749607,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7346902988.2" calcext:value-type="float">
            <text:p>7346902988,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office:value-type="float" office:value="9376069832.8" calcext:value-type="float">
            <text:p>9376069832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0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office:value-type="float" office:value="7859244832.6" calcext:value-type="float">
            <text:p>7859244832,6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office:value-type="float" office:value="14911985389.2" calcext:value-type="float">
            <text:p>14911985389,2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office:value-type="float" office:value="9690818275.4" calcext:value-type="float">
            <text:p>9690818275,4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office:value-type="float" office:value="9240417301" calcext:value-type="float">
            <text:p>92404173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office:value-type="float" office:value="2574499458.8" calcext:value-type="float">
            <text:p>2574499458,8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office:value-type="float" office:value="43426143739.6" calcext:value-type="float">
            <text:p>43426143739,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office:value-type="float" office:value="9924511094" calcext:value-type="float">
            <text:p>9924511094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office:value-type="float" office:value="9166176796" calcext:value-type="float">
            <text:p>916617679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84]+[.B85]+[.B86]+[.B87]+[.B88])/5" office:value-type="float" office:value="0.2197996" calcext:value-type="float">
            <text:p>0,2197996</text:p>
          </table:table-cell>
          <table:table-cell table:style-name="ce9" table:formula="of:=([.C84]+[.C85]+[.C86]+[.C87]+[.C88])/5" office:value-type="float" office:value="584.6" calcext:value-type="float">
            <text:p>584,6</text:p>
          </table:table-cell>
          <table:table-cell table:style-name="ce9" table:formula="of:=([.D84]+[.D85]+[.D86]+[.D87]+[.D88])/5" office:value-type="float" office:value="0.2964466" calcext:value-type="float">
            <text:p>0,2964466</text:p>
          </table:table-cell>
          <table:table-cell table:style-name="ce2" table:formula="of:=([.E84]+[.E85]+[.E86]+[.E87]+[.E88])/5000000000" office:value-type="float" office:value="6.50146592236" calcext:value-type="float">
            <text:p>6,50146592236</text:p>
          </table:table-cell>
          <table:table-cell table:style-name="ce9" table:formula="of:=([.F84]+[.F85]+[.F86]+[.F87]+[.F88])/5" office:value-type="float" office:value="6.804694" calcext:value-type="float">
            <text:p>6,804694</text:p>
          </table:table-cell>
          <table:table-cell table:style-name="ce9" table:formula="of:=([.G84]+[.G85]+[.G86]+[.G87]+[.G88])/5" office:value-type="float" office:value="3443.2" calcext:value-type="float">
            <text:p>3443,2</text:p>
          </table:table-cell>
          <table:table-cell table:style-name="ce9" table:formula="of:=([.H84]+[.H85]+[.H86]+[.H87]+[.H88])/5" office:value-type="float" office:value="9.020206" calcext:value-type="float">
            <text:p>9,020206</text:p>
          </table:table-cell>
          <table:table-cell table:style-name="ce2" table:formula="of:=([.I84]+[.I85]+[.I86]+[.I87]+[.I88])/5000000000" office:value-type="float" office:value="32.5276862356" calcext:value-type="float">
            <text:p>32,5276862356</text:p>
          </table:table-cell>
          <table:table-cell table:style-name="ce9" table:formula="of:=([.J84]+[.J85]+[.J86]+[.J87]+[.J88])/5" office:value-type="float" office:value="0.2874518" calcext:value-type="float">
            <text:p>0,2874518</text:p>
          </table:table-cell>
          <table:table-cell table:style-name="ce9" table:formula="of:=([.K84]+[.K85]+[.K86]+[.K87]+[.K88])/5" office:value-type="float" office:value="587.8" calcext:value-type="float">
            <text:p>587,8</text:p>
          </table:table-cell>
          <table:table-cell table:style-name="ce9" table:formula="of:=([.L84]+[.L85]+[.L86]+[.L87]+[.L88])/5" office:value-type="float" office:value="0.3892238" calcext:value-type="float">
            <text:p>0,3892238</text:p>
          </table:table-cell>
          <table:table-cell table:style-name="ce2" table:formula="of:=([.M84]+[.M85]+[.M86]+[.M87]+[.M88])/5000000000" office:value-type="float" office:value="9.345692097" calcext:value-type="float">
            <text:p>9,345692097</text:p>
          </table:table-cell>
          <table:table-cell table:style-name="ce9" table:formula="of:=([.N84]+[.N85]+[.N86]+[.N87]+[.N88])/5" office:value-type="float" office:value="1.457735" calcext:value-type="float">
            <text:p>1,457735</text:p>
          </table:table-cell>
          <table:table-cell table:style-name="ce9" table:formula="of:=([.O84]+[.O85]+[.O86]+[.O87]+[.O88])/5" office:value-type="float" office:value="2113.2" calcext:value-type="float">
            <text:p>2113,2</text:p>
          </table:table-cell>
          <table:table-cell table:style-name="ce9" table:formula="of:=([.P84]+[.P85]+[.P86]+[.P87]+[.P88])/5" office:value-type="float" office:value="2.209636" calcext:value-type="float">
            <text:p>2,209636</text:p>
          </table:table-cell>
          <table:table-cell table:style-name="ce2" table:formula="of:=([.Q84]+[.Q85]+[.Q86]+[.Q87]+[.Q88])/5000000000" office:value-type="float" office:value="9.23582723728" calcext:value-type="float">
            <text:p>9,23582723728</text:p>
          </table:table-cell>
          <table:table-cell table:number-columns-repeated="13"/>
        </table:table-row>
        <table:table-row table:style-name="ro1" table:number-rows-repeated="22"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13"/>
        </table:table-row>
        <table:table-row table:style-name="ro1" table:number-rows-repeated="2">
          <table:table-cell table:style-name="ce6" table:number-columns-repeated="17"/>
          <table:table-cell table:number-columns-repeated="13"/>
        </table:table-row>
        <table:table-row table:style-name="ro1" table:number-rows-repeated="33"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6"/>
          <table:table-cell table:number-columns-repeated="13"/>
        </table:table-row>
        <table:table-row table:style-name="ro1">
          <table:table-cell table:style-name="ce6" table:number-columns-repeated="17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8:26:38.1764942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7T21:49:55.606088460</dc:date>
    <meta:editing-duration>PT5H10S</meta:editing-duration>
    <meta:editing-cycles>10</meta:editing-cycles>
    <meta:generator>LibreOffice/6.0.7.3$Linux_X86_64 LibreOffice_project/00m0$Build-3</meta:generator>
    <meta:document-statistic meta:table-count="1" meta:cell-count="1278" meta:object-count="0"/>
  </office:meta>
</office:document-meta>
</file>